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434cm" fo:margin-left="-0.215cm" table:align="left" style:writing-mode="lr-tb"/>
    </style:style>
    <style:style style:name="Tabela1.A" style:family="table-column">
      <style:table-column-properties style:column-width="3.817cm"/>
    </style:style>
    <style:style style:name="Tabela1.B" style:family="table-column">
      <style:table-column-properties style:column-width="1.988cm"/>
    </style:style>
    <style:style style:name="Tabela1.C" style:family="table-column">
      <style:table-column-properties style:column-width="5.881cm"/>
    </style:style>
    <style:style style:name="Tabela1.D" style:family="table-column">
      <style:table-column-properties style:column-width="3.74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="0cm" fo:border="0.75pt solid #000000" style:writing-mode="lr-tb"/>
    </style:style>
    <style:style style:name="Tabela1.A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ela1.D2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ela2" style:family="table">
      <style:table-properties style:width="13.014cm" fo:margin-left="-0.131cm" table:align="left" style:writing-mode="lr-tb"/>
    </style:style>
    <style:style style:name="Tabela2.A" style:family="table-column">
      <style:table-column-properties style:column-width="6.503cm"/>
    </style:style>
    <style:style style:name="Tabela2.B" style:family="table-column">
      <style:table-column-properties style:column-width="6.51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style:border-line-width-left="0.053cm 0.026cm 0.026cm" style:border-line-width-top="0.053cm 0.026cm 0.026cm" style:border-line-width-bottom="0.053cm 0.026cm 0.026cm" fo:padding="0cm" fo:border-left="3pt double #c0c0c0" fo:border-right="none" fo:border-top="3pt double #c0c0c0" fo:border-bottom="3pt double #c0c0c0" style:writing-mode="lr-tb"/>
    </style:style>
    <style:style style:name="Tabela2.B1" style:family="table-cell">
      <style:table-cell-properties style:vertical-align="middle" style:border-line-width="0.053cm 0.026cm 0.026cm" fo:padding="0cm" fo:border="3pt double #c0c0c0" style:writing-mode="lr-tb"/>
    </style:style>
    <style:style style:name="Tabela2.3" style:family="table-row">
      <style:table-row-properties style:min-row-height="1.401cm" fo:keep-together="auto"/>
    </style:style>
    <style:style style:name="Tabela3" style:family="table">
      <style:table-properties style:width="17.551cm" fo:margin-left="-0.268cm" table:align="left" style:writing-mode="lr-tb"/>
    </style:style>
    <style:style style:name="Tabela3.A" style:family="table-column">
      <style:table-column-properties style:column-width="0.062cm"/>
    </style:style>
    <style:style style:name="Tabela3.B" style:family="table-column">
      <style:table-column-properties style:column-width="2.944cm"/>
    </style:style>
    <style:style style:name="Tabela3.C" style:family="table-column">
      <style:table-column-properties style:column-width="5.754cm"/>
    </style:style>
    <style:style style:name="Tabela3.D" style:family="table-column">
      <style:table-column-properties style:column-width="5.503cm"/>
    </style:style>
    <style:style style:name="Tabela3.E" style:family="table-column">
      <style:table-column-properties style:column-width="3.28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eaf1dd" fo:padding-left="0.191cm" fo:padding-right="0.191cm" fo:padding-top="0cm" fo:padding-bottom="0cm" fo:border-left="0.5pt dotted #000000" fo:border-right="none" fo:border-top="0.5pt dotted #000000" fo:border-bottom="0.5pt dotted #000000" style:writing-mode="lr-tb">
        <style:background-image/>
      </style:table-cell-properties>
    </style:style>
    <style:style style:name="Tabela3.E1" style:family="table-cell">
      <style:table-cell-properties style:vertical-align="top" fo:background-color="#eaf1dd" fo:padding-left="0.191cm" fo:padding-right="0.191cm" fo:padding-top="0cm" fo:padding-bottom="0cm" fo:border="0.5pt dotted #000000" style:writing-mode="lr-tb">
        <style:background-image/>
      </style:table-cell-properties>
    </style:style>
    <style:style style:name="Tabela3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2" style:family="table-cell">
      <style:table-cell-properties style:vertical-align="top" fo:padding-left="0.191cm" fo:padding-right="0.191cm" fo:padding-top="0cm" fo:padding-bottom="0cm" fo:border="0.5pt dotted #000000" style:writing-mode="lr-tb"/>
    </style:style>
    <style:style style:name="Tabela3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3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3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3" style:family="table-cell">
      <style:table-cell-properties style:vertical-align="top" fo:padding-left="0.191cm" fo:padding-right="0.191cm" fo:padding-top="0cm" fo:padding-bottom="0cm" fo:border="0.5pt dotted #000000" style:writing-mode="lr-tb"/>
    </style:style>
    <style:style style:name="Tabela3.4" style:family="table-row">
      <style:table-row-properties style:min-row-height="1.053cm" fo:keep-together="auto"/>
    </style:style>
    <style:style style:name="Tabela3.A4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4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4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4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4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ela3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5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5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5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5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ela3.A6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6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6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6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6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ela3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7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7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7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7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ela3.A8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8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8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8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8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ela3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9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9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9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9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ela3.A10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11" style:family="table-cell">
      <style:table-cell-properties style:vertical-align="top" fo:padding-left="0.191cm" fo:padding-right="0.191cm" fo:padding-top="0cm" fo:padding-bottom="0cm" fo:border="0.5pt dotted #000000" style:writing-mode="lr-tb"/>
    </style:style>
    <style:style style:name="Tabela3.A1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1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1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1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12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ela3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13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13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13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13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ela3.A14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14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14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14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14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ela3.A1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15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15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15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15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ela3.16" style:family="table-row">
      <style:table-row-properties style:min-row-height="1.773cm" fo:keep-together="auto"/>
    </style:style>
    <style:style style:name="Tabela3.A16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16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16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16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16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ela3.A1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17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17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17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17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ela3.A18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18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18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18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18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ela3.A1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19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19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19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19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ela3.A20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A2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21" style:family="table-cell">
      <style:table-cell-properties style:vertical-align="top" fo:padding-left="0.191cm" fo:padding-right="0.191cm" fo:padding-top="0cm" fo:padding-bottom="0cm" fo:border="0.5pt dotted #000000" style:writing-mode="lr-tb"/>
    </style:style>
    <style:style style:name="Tabela3.A2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22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2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2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22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ela3.A2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23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23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23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23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ela3.A24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B24" style:family="table-cell">
      <style:table-cell-properties style:vertical-align="top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C24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D24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ela3.E24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P1" style:family="paragraph" style:parent-style-name="Standard">
      <style:paragraph-properties style:line-height-at-least="0.423cm"/>
      <style:text-properties style:font-name="Arial" style:font-name-complex="Arial"/>
    </style:style>
    <style:style style:name="P2" style:family="paragraph" style:parent-style-name="Standard">
      <style:paragraph-properties style:line-height-at-least="0.423cm"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6" style:family="paragraph" style:parent-style-name="Standard">
      <style:paragraph-properties style:line-height-at-least="0.423cm" fo:text-align="justify" style:justify-single-word="fals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line-height-at-least="0.423cm" fo:text-align="justify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1.984cm"/>
        </style:tab-stops>
      </style:paragraph-properties>
    </style:style>
    <style:style style:name="P11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style:font-name="Arial" fo:font-weight="bold" style:font-weight-asian="bold" style:font-name-complex="Arial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style:font-name="Arial" fo:font-weight="bold" style:language-asian="ar" style:country-asian="SA" style:font-weight-asian="bold" style:font-name-complex="Arial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.212cm" loext:contextual-spacing="false" fo:text-align="justify" style:justify-single-word="false" fo:hyphenation-ladder-count="no-limit" style:snap-to-layout-grid="false"/>
      <style:text-properties style:font-name="Arial" fo:font-weight="bold" style:language-asian="ar" style:country-asian="SA" style:font-weight-asian="bold" style:font-name-complex="Arial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style:font-name="Arial" style:text-underline-style="solid" style:text-underline-width="auto" style:text-underline-color="font-color" fo:font-weight="bold" style:font-weight-asian="bold" style:font-name-complex="Arial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.212cm" loext:contextual-spacing="false" fo:text-align="justify" style:justify-single-word="false" fo:hyphenation-ladder-count="no-limit" style:snap-to-layout-grid="false"/>
      <style:text-properties style:font-name="Arial" style:text-underline-style="solid" style:text-underline-width="auto" style:text-underline-color="font-color" fo:font-weight="bold" style:language-asian="ar" style:country-asian="SA" style:font-weight-asian="bold" style:font-name-complex="Arial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style:font-name="Arial" style:font-name-complex="Arial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style:font-name="Arial" style:language-asian="ar" style:country-asian="SA" style:font-name-complex="Arial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.212cm" loext:contextual-spacing="false" fo:text-align="justify" style:justify-single-word="false" fo:hyphenation-ladder-count="no-limit" style:snap-to-layout-grid="false"/>
      <style:text-properties style:font-name="Arial" style:language-asian="ar" style:country-asian="SA" style:font-name-complex="Arial" fo:hyphenate="false" fo:hyphenation-remain-char-count="2" fo:hyphenation-push-char-count="2"/>
    </style:style>
    <style:style style:name="P19" style:family="paragraph" style:parent-style-name="tabletext">
      <style:paragraph-properties fo:margin-top="0cm" fo:margin-bottom="0.212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abletext">
      <style:paragraph-properties fo:margin-top="0cm" fo:margin-bottom="0.212cm" loext:contextual-spacing="false"/>
      <style:text-properties style:font-name="Arial" fo:font-size="12pt" style:font-size-asian="12pt" style:font-name-complex="Arial" style:font-size-complex="12pt"/>
    </style:style>
    <style:style style:name="P21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style:font-name-complex="Arial"/>
    </style:style>
    <style:style style:name="P22" style:family="paragraph" style:parent-style-name="Heading">
      <style:text-properties fo:font-size="12pt" style:font-size-asian="12pt" style:font-size-complex="12pt"/>
    </style:style>
    <style:style style:name="P23" style:family="paragraph" style:parent-style-name="Heading">
      <style:paragraph-properties fo:text-align="end" style:justify-single-word="false"/>
      <style:text-properties fo:font-size="12pt" style:font-size-asian="12pt" style:font-size-complex="12pt"/>
    </style:style>
    <style:style style:name="P24" style:family="paragraph" style:parent-style-name="Heading">
      <style:paragraph-properties fo:text-align="start" style:justify-single-word="false">
        <style:tab-stops>
          <style:tab-stop style:position="4.604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Heading">
      <style:paragraph-properties fo:break-before="page"/>
      <style:text-properties fo:font-size="12pt" style:font-size-asian="12pt" style:font-size-complex="12pt"/>
    </style:style>
    <style:style style:name="P26" style:family="paragraph" style:parent-style-name="Text_20_body">
      <style:paragraph-properties fo:text-align="justify" style:justify-single-word="false" fo:break-before="page"/>
    </style:style>
    <style:style style:name="P27" style:family="paragraph" style:parent-style-name="Text_20_body">
      <style:paragraph-properties fo:text-align="justify" style:justify-single-word="false" fo:break-before="page"/>
      <style:text-properties style:font-name="Arial" fo:font-size="12pt" style:font-size-asian="12pt" style:font-name-complex="Arial" style:font-size-complex="12pt"/>
    </style:style>
    <style:style style:name="P28" style:family="paragraph" style:parent-style-name="Heading">
      <style:paragraph-properties fo:margin-top="0cm" fo:margin-bottom="0.353cm" loext:contextual-spacing="false" fo:line-height="150%"/>
    </style:style>
    <style:style style:name="P29" style:family="paragraph" style:parent-style-name="Heading">
      <style:paragraph-properties fo:margin-top="0cm" fo:margin-bottom="0.353cm" loext:contextual-spacing="false" fo:line-height="150%" fo:break-before="page"/>
      <style:text-properties fo:font-size="12pt" style:font-size-asian="12pt" style:font-size-complex="12pt"/>
    </style:style>
    <style:style style:name="P30" style:family="paragraph" style:parent-style-name="Text_20_body">
      <style:paragraph-properties fo:margin-top="0cm" fo:margin-bottom="0.353cm" loext:contextual-spacing="false" fo:line-height="150%" fo:text-align="justify" style:justify-single-word="false"/>
    </style:style>
    <style:style style:name="P31" style:family="paragraph" style:parent-style-name="Text_20_body">
      <style:paragraph-properties fo:margin-top="0cm" fo:margin-bottom="0.353cm" loext:contextual-spacing="fals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32" style:family="paragraph" style:parent-style-name="Text_20_body">
      <style:paragraph-properties fo:margin-top="0cm" fo:margin-bottom="0.353cm" loext:contextual-spacing="false" fo:line-height="150%" fo:text-align="justify" style:justify-single-word="false"/>
      <style:text-properties style:font-name="Arial" fo:font-size="12pt" fo:language="pt" fo:country="BR" style:font-size-asian="12pt" style:font-name-complex="Arial" style:font-size-complex="12pt"/>
    </style:style>
    <style:style style:name="P33" style:family="paragraph" style:parent-style-name="infoblue">
      <style:paragraph-properties fo:margin-top="0cm" fo:margin-bottom="0.353cm" loext:contextual-spacing="fals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34" style:family="paragraph" style:parent-style-name="infoblue0">
      <style:paragraph-properties fo:margin-top="0cm" fo:margin-bottom="0.353cm" loext:contextual-spacing="false" fo:line-height="150%" fo:text-align="justify" style:justify-single-word="false"/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35" style:family="paragraph" style:parent-style-name="Text_20_body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36" style:family="paragraph" style:parent-style-name="Text_20_body">
      <style:paragraph-properties fo:margin-left="2.54cm" fo:margin-right="0cm" fo:margin-top="0cm" fo:margin-bottom="0.353cm" loext:contextual-spacing="false" fo:line-height="150%" fo:text-align="justify" style:justify-single-word="false" fo:text-indent="-0.635cm" style:auto-text-indent="false"/>
    </style:style>
    <style:style style:name="P37" style:family="paragraph" style:parent-style-name="Text_20_body">
      <style:paragraph-properties fo:margin-left="0cm" fo:margin-right="0cm" fo:margin-top="0cm" fo:margin-bottom="0.353cm" loext:contextual-spacing="false" fo:line-height="150%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38" style:family="paragraph" style:parent-style-name="Parágrafo_20_da_20_Lista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39" style:family="paragraph" style:parent-style-name="Parágrafo_20_da_20_Lista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rial" fo:font-size="12pt" fo:language="pt" fo:country="BR" style:font-size-asian="12pt" style:language-asian="pt" style:country-asian="BR" style:font-name-complex="Arial" style:font-size-complex="12pt"/>
    </style:style>
    <style:style style:name="P40" style:family="paragraph" style:parent-style-name="Parágrafo_20_da_20_Lista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rial" fo:font-size="12pt" fo:language="pt" fo:country="BR" fo:font-style="italic" fo:font-weight="bold" style:font-size-asian="12pt" style:language-asian="pt" style:country-asian="BR" style:font-style-asian="italic" style:font-weight-asian="bold" style:font-name-complex="Arial" style:font-size-complex="12pt"/>
    </style:style>
    <style:style style:name="P41" style:family="paragraph" style:parent-style-name="Parágrafo_20_da_20_Lista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</style:style>
    <style:style style:name="P42" style:family="paragraph" style:parent-style-name="Parágrafo_20_da_20_Lista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fo:color="#000000" style:font-name="Arial" fo:font-size="12pt" style:font-name-asian="Times New Roman" style:font-size-asian="12pt" style:language-asian="pt" style:country-asian="BR" style:font-name-complex="Arial" style:font-size-complex="12pt"/>
    </style:style>
    <style:style style:name="P43" style:family="paragraph" style:parent-style-name="Text_20_body">
      <style:paragraph-properties fo:margin-left="1.251cm" fo:margin-right="0cm" fo:margin-top="0cm" fo:margin-bottom="0.353cm" loext:contextual-spacing="false" fo:line-height="150%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44" style:family="paragraph" style:parent-style-name="Parágrafo_20_da_20_Lista">
      <style:paragraph-properties fo:margin-left="1.251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45" style:family="paragraph" style:parent-style-name="Parágrafo_20_da_20_Lista">
      <style:paragraph-properties fo:margin-top="0cm" fo:margin-bottom="0cm" loext:contextual-spacing="tru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46" style:family="paragraph" style:parent-style-name="Parágrafo_20_da_20_Lista">
      <style:paragraph-properties fo:margin-left="2.551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47" style:family="paragraph" style:parent-style-name="Parágrafo_20_da_20_Lista">
      <style:paragraph-properties fo:margin-left="2.54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48" style:family="paragraph" style:parent-style-name="Parágrafo_20_da_20_Lista">
      <style:paragraph-properties fo:margin-left="2.771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49" style:family="paragraph" style:parent-style-name="Parágrafo_20_da_20_Lista">
      <style:paragraph-properties fo:margin-left="0.751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50" style:family="paragraph" style:parent-style-name="Parágrafo_20_da_20_Lista">
      <style:paragraph-properties fo:margin-left="1.397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51" style:family="paragraph" style:parent-style-name="Parágrafo_20_da_20_Lista">
      <style:paragraph-properties fo:margin-left="0.635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52" style:family="paragraph" style:parent-style-name="Parágrafo_20_da_20_Lista">
      <style:paragraph-properties fo:margin-left="0.635cm" fo:margin-right="0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53" style:family="paragraph" style:parent-style-name="Parágrafo_20_da_20_Lista">
      <style:paragraph-properties fo:margin-left="0.635cm" fo:margin-right="0cm" fo:margin-top="0cm" fo:margin-bottom="0cm" loext:contextual-spacing="true" fo:line-height="150%" fo:text-align="justify" style:justify-single-word="false" fo:text-indent="0cm" style:auto-text-indent="false"/>
      <style:text-properties fo:color="#000000" style:font-name="Arial" fo:font-size="12pt" style:font-name-asian="Times New Roman" style:font-size-asian="12pt" style:language-asian="pt" style:country-asian="BR" style:font-name-complex="Arial" style:font-size-complex="12pt"/>
    </style:style>
    <style:style style:name="P54" style:family="paragraph" style:parent-style-name="Parágrafo_20_da_20_Lista">
      <style:paragraph-properties fo:margin-left="0.67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55" style:family="paragraph" style:parent-style-name="Parágrafo_20_da_20_Lista"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/>
      <style:text-properties style:font-name="Arial" fo:font-size="12pt" fo:language="pt" fo:country="BR" style:font-size-asian="12pt" style:language-asian="pt" style:country-asian="BR" style:font-name-complex="Arial" style:font-size-complex="12pt"/>
    </style:style>
    <style:style style:name="P56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style:font-name-complex="Arial"/>
    </style:style>
    <style:style style:name="P57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style:font-name="Arial" style:language-asian="ar" style:country-asian="SA" style:font-name-complex="Arial" fo:hyphenate="false" fo:hyphenation-remain-char-count="2" fo:hyphenation-push-char-count="2"/>
    </style:style>
    <style:style style:name="P58" style:family="paragraph" style:parent-style-name="Standard" style:list-style-name="WW8Num6">
      <style:paragraph-properties fo:margin-left="2.771cm" fo:margin-right="0cm" fo:line-height="150%" fo:text-align="justify" style:justify-single-word="false" fo:text-indent="-1.501cm" style:auto-text-indent="false"/>
    </style:style>
    <style:style style:name="P59" style:family="paragraph" style:parent-style-name="Heading" style:master-page-name="Standard">
      <style:paragraph-properties fo:text-align="end" style:justify-single-word="false" style:page-number="auto"/>
      <style:text-properties fo:font-size="12pt" style:font-size-asian="12pt" style:font-size-complex="12pt"/>
    </style:style>
    <style:style style:name="P60" style:family="paragraph" style:parent-style-name="Text_20_body">
      <style:paragraph-properties fo:margin-top="0cm" fo:margin-bottom="0.353cm" loext:contextual-spacing="fals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61" style:family="paragraph" style:parent-style-name="Text_20_body" style:list-style-name="WW8Num12">
      <style:paragraph-properties fo:margin-top="0cm" fo:margin-bottom="0.353cm" loext:contextual-spacing="fals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62" style:family="paragraph" style:parent-style-name="Text_20_body" style:list-style-name="WW8Num18">
      <style:paragraph-properties fo:margin-top="0cm" fo:margin-bottom="0.353cm" loext:contextual-spacing="fals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63" style:family="paragraph" style:parent-style-name="Text_20_body" style:list-style-name="WW8Num15">
      <style:paragraph-properties fo:margin-top="0cm" fo:margin-bottom="0.353cm" loext:contextual-spacing="fals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64" style:family="paragraph" style:parent-style-name="tabletext">
      <style:paragraph-properties fo:margin-top="0cm" fo:margin-bottom="0.212cm" loext:contextual-spacing="false"/>
      <style:text-properties style:font-name="Arial" fo:font-size="12pt" style:font-size-asian="12pt" style:font-name-complex="Arial" style:font-size-complex="12pt"/>
    </style:style>
    <style:style style:name="P65" style:family="paragraph" style:parent-style-name="tabletext">
      <style:paragraph-properties fo:margin-top="0cm" fo:margin-bottom="0.212cm" loext:contextual-spacing="false" style:line-height-at-least="0.423cm"/>
      <style:text-properties style:font-name="Arial" fo:font-size="12pt" style:font-size-asian="12pt" style:font-name-complex="Arial" style:font-size-complex="12pt"/>
    </style:style>
    <style:style style:name="P66" style:family="paragraph" style:parent-style-name="Heading_20_1">
      <style:paragraph-properties fo:text-align="justify" style:justify-single-word="false"/>
    </style:style>
    <style:style style:name="P67" style:family="paragraph" style:parent-style-name="Heading_20_1">
      <style:paragraph-properties fo:margin-left="0cm" fo:margin-right="0cm" fo:margin-top="0cm" fo:margin-bottom="0.353cm" loext:contextual-spacing="false" fo:line-height="150%" fo:text-indent="0cm" style:auto-text-indent="false"/>
    </style:style>
    <style:style style:name="P68" style:family="paragraph" style:parent-style-name="Heading_20_1">
      <style:paragraph-properties fo:margin-top="0cm" fo:margin-bottom="0.353cm" loext:contextual-spacing="false" fo:line-height="150%" fo:text-align="justify" style:justify-single-word="false"/>
    </style:style>
    <style:style style:name="P69" style:family="paragraph" style:parent-style-name="Heading_20_2" style:list-style-name="WW8Num5">
      <style:paragraph-properties fo:text-align="justify" style:justify-single-word="false"/>
      <style:text-properties fo:font-size="12pt" style:font-size-asian="12pt" style:font-size-complex="12pt"/>
    </style:style>
    <style:style style:name="P70" style:family="paragraph" style:parent-style-name="Heading_20_2">
      <style:paragraph-properties fo:margin-top="0cm" fo:margin-bottom="0.353cm" loext:contextual-spacing="false" fo:line-height="150%" fo:text-align="justify" style:justify-single-word="false"/>
      <style:text-properties fo:font-size="12pt" style:font-size-asian="12pt" style:font-size-complex="12pt"/>
    </style:style>
    <style:style style:name="P71" style:family="paragraph" style:parent-style-name="Heading_20_2" style:list-style-name="WW8Num4">
      <style:paragraph-properties fo:margin-top="0cm" fo:margin-bottom="0.353cm" loext:contextual-spacing="false" fo:line-height="150%" fo:text-align="justify" style:justify-single-word="false"/>
      <style:text-properties fo:font-size="12pt" style:font-size-asian="12pt" style:font-size-complex="12pt"/>
    </style:style>
    <style:style style:name="P72" style:family="paragraph" style:parent-style-name="Heading_20_2" style:list-style-name="WW8Num14">
      <style:paragraph-properties fo:margin-top="0cm" fo:margin-bottom="0.353cm" loext:contextual-spacing="false" fo:line-height="150%" fo:text-align="justify" style:justify-single-word="false"/>
      <style:text-properties fo:font-size="12pt" style:font-size-asian="12pt" style:font-size-complex="12pt"/>
    </style:style>
    <style:style style:name="P73" style:family="paragraph" style:parent-style-name="Heading_20_2" style:list-style-name="WW8Num16">
      <style:paragraph-properties fo:margin-top="0cm" fo:margin-bottom="0.353cm" loext:contextual-spacing="false" fo:line-height="150%" fo:text-align="justify" style:justify-single-word="false"/>
      <style:text-properties fo:font-size="12pt" style:font-size-asian="12pt" style:font-size-complex="12pt"/>
    </style:style>
    <style:style style:name="P74" style:family="paragraph" style:parent-style-name="Heading_20_2" style:list-style-name="WW8Num5">
      <style:paragraph-properties fo:margin-top="0cm" fo:margin-bottom="0.353cm" loext:contextual-spacing="false" fo:line-height="150%" fo:text-align="justify" style:justify-single-word="false"/>
      <style:text-properties fo:font-size="12pt" style:font-size-asian="12pt" style:font-size-complex="12pt"/>
    </style:style>
    <style:style style:name="P75" style:family="paragraph" style:parent-style-name="Heading_20_2">
      <style:paragraph-properties fo:margin-left="1.249cm" fo:margin-right="0cm" fo:margin-top="0cm" fo:margin-bottom="0.353cm" loext:contextual-spacing="false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6" style:family="paragraph" style:parent-style-name="Heading_20_2">
      <style:paragraph-properties fo:margin-left="1.27cm" fo:margin-right="0cm" fo:margin-top="0cm" fo:margin-bottom="0.353cm" loext:contextual-spacing="false" fo:line-height="150%" fo:text-align="justify" style:justify-single-word="false" fo:text-indent="0cm" style:auto-text-indent="false"/>
    </style:style>
    <style:style style:name="P77" style:family="paragraph" style:parent-style-name="Heading_20_2">
      <style:paragraph-properties fo:margin-left="1.27cm" fo:margin-right="0cm" fo:margin-top="0cm" fo:margin-bottom="0.353cm" loext:contextual-spacing="false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8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79" style:family="paragraph" style:parent-style-name="Parágrafo_20_da_20_Lista" style:list-style-name="WW8Num6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80" style:family="paragraph" style:parent-style-name="Parágrafo_20_da_20_Lista" style:list-style-name="WW8Num6">
      <style:paragraph-properties fo:line-height="150%" fo:text-align="justify" style:justify-single-word="false">
        <style:tab-stops>
          <style:tab-stop style:position="1.501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81" style:family="paragraph" style:parent-style-name="Parágrafo_20_da_20_Lista" style:list-style-name="WW8Num6">
      <style:paragraph-properties fo:margin-top="0cm" fo:margin-bottom="0cm" loext:contextual-spacing="true"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82" style:family="paragraph" style:parent-style-name="Parágrafo_20_da_20_Lista" style:list-style-name="WW8Num19">
      <style:paragraph-properties fo:margin-top="0cm" fo:margin-bottom="0cm" loext:contextual-spacing="true"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83" style:family="paragraph" style:parent-style-name="Parágrafo_20_da_20_Lista" style:list-style-name="WW8Num6">
      <style:paragraph-properties fo:margin-top="0cm" fo:margin-bottom="0cm" loext:contextual-spacing="tru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84" style:family="paragraph" style:parent-style-name="Parágrafo_20_da_20_Lista" style:list-style-name="WW8Num6">
      <style:paragraph-properties fo:margin-top="0cm" fo:margin-bottom="0cm" loext:contextual-spacing="true" fo:line-height="150%" fo:text-align="justify" style:justify-single-word="false">
        <style:tab-stops>
          <style:tab-stop style:position="1.501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85" style:family="paragraph" style:parent-style-name="Parágrafo_20_da_20_Lista" style:list-style-name="WW8Num20">
      <style:paragraph-properties fo:margin-top="0cm" fo:margin-bottom="0cm" loext:contextual-spacing="true" fo:line-height="150%" fo:text-align="justify" style:justify-single-word="false">
        <style:tab-stops>
          <style:tab-stop style:position="1.501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86" style:family="paragraph" style:parent-style-name="Parágrafo_20_da_20_Lista" style:list-style-name="WW8Num6">
      <style:paragraph-properties fo:margin-top="0cm" fo:margin-bottom="0cm" loext:contextual-spacing="true" fo:line-height="150%" fo:text-align="justify" style:justify-single-word="false">
        <style:tab-stops>
          <style:tab-stop style:position="2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87" style:family="paragraph" style:parent-style-name="Parágrafo_20_da_20_Lista" style:list-style-name="WW8Num19">
      <style:paragraph-properties fo:margin-top="0cm" fo:margin-bottom="0cm" loext:contextual-spacing="tru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88" style:family="paragraph" style:parent-style-name="Parágrafo_20_da_20_Lista" style:list-style-name="WW8Num9">
      <style:paragraph-properties fo:margin-top="0cm" fo:margin-bottom="0cm" loext:contextual-spacing="tru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89" style:family="paragraph" style:parent-style-name="Parágrafo_20_da_20_Lista" style:list-style-name="WW8Num10">
      <style:paragraph-properties fo:margin-top="0cm" fo:margin-bottom="0cm" loext:contextual-spacing="tru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90" style:family="paragraph" style:parent-style-name="Parágrafo_20_da_20_Lista" style:list-style-name="WW8Num20">
      <style:paragraph-properties fo:margin-top="0cm" fo:margin-bottom="0cm" loext:contextual-spacing="tru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91" style:family="paragraph" style:parent-style-name="Parágrafo_20_da_20_Lista" style:list-style-name="WW8Num17">
      <style:paragraph-properties fo:margin-top="0cm" fo:margin-bottom="0cm" loext:contextual-spacing="tru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92" style:family="paragraph" style:parent-style-name="Parágrafo_20_da_20_Lista" style:list-style-name="WW8Num3">
      <style:paragraph-properties fo:margin-top="0cm" fo:margin-bottom="0cm" loext:contextual-spacing="tru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93" style:family="paragraph" style:parent-style-name="Parágrafo_20_da_20_Lista" style:list-style-name="WW8Num13">
      <style:paragraph-properties fo:margin-top="0cm" fo:margin-bottom="0cm" loext:contextual-spacing="true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94" style:family="paragraph" style:parent-style-name="Parágrafo_20_da_20_Lista" style:list-style-name="WW8Num10">
      <style:paragraph-properties fo:margin-top="0cm" fo:margin-bottom="0cm" loext:contextual-spacing="true" fo:line-height="150%" fo:text-align="justify" style:justify-single-word="false"/>
      <style:text-properties style:font-name="Arial" fo:font-size="12pt" style:font-size-asian="12pt" style:font-name-complex="Arial" style:font-size-complex="12pt" text:display="none"/>
    </style:style>
    <style:style style:name="P95" style:family="paragraph" style:parent-style-name="Parágrafo_20_da_20_Lista" style:list-style-name="WW8Num17">
      <style:paragraph-properties fo:margin-top="0cm" fo:margin-bottom="0cm" loext:contextual-spacing="true" fo:line-height="150%" fo:text-align="justify" style:justify-single-word="false"/>
      <style:text-properties style:font-name="Arial" fo:font-size="12pt" style:font-size-asian="12pt" style:font-name-complex="Arial" style:font-size-complex="12pt" text:display="none"/>
    </style:style>
    <style:style style:name="P96" style:family="paragraph" style:parent-style-name="Parágrafo_20_da_20_Lista" style:list-style-name="WW8Num19">
      <style:paragraph-properties fo:margin-top="0cm" fo:margin-bottom="0cm" loext:contextual-spacing="true" fo:line-height="150%" fo:text-align="justify" style:justify-single-word="false"/>
      <style:text-properties style:font-name="Arial" fo:font-size="12pt" fo:language="pt" fo:country="BR" style:font-size-asian="12pt" style:language-asian="pt" style:country-asian="BR" style:font-name-complex="Arial" style:font-size-complex="12pt"/>
    </style:style>
    <style:style style:name="P97" style:family="paragraph" style:parent-style-name="Parágrafo_20_da_20_Lista" style:list-style-name="WW8Num8">
      <style:paragraph-properties fo:margin-top="0cm" fo:margin-bottom="0cm" loext:contextual-spacing="true" fo:line-height="150%" fo:text-align="justify" style:justify-single-word="false"/>
      <style:text-properties style:font-name="Arial" fo:font-size="12pt" fo:language="pt" fo:country="BR" fo:font-weight="bold" style:font-size-asian="12pt" style:language-asian="pt" style:country-asian="BR" style:font-weight-asian="bold" style:font-name-complex="Arial" style:font-size-complex="12pt"/>
    </style:style>
    <style:style style:name="P98" style:family="paragraph" style:parent-style-name="Parágrafo_20_da_20_Lista" style:list-style-name="WW8Num6">
      <style:paragraph-properties fo:margin-top="0cm" fo:margin-bottom="0cm" loext:contextual-spacing="true" fo:line-height="150%" fo:text-align="justify" style:justify-single-word="false"/>
    </style:style>
    <style:style style:name="P99" style:family="paragraph" style:parent-style-name="Parágrafo_20_da_20_Lista" style:list-style-name="WW8Num19">
      <style:paragraph-properties fo:margin-top="0cm" fo:margin-bottom="0cm" loext:contextual-spacing="true" fo:line-height="150%" fo:text-align="justify" style:justify-single-word="false"/>
    </style:style>
    <style:style style:name="P100" style:family="paragraph" style:parent-style-name="Parágrafo_20_da_20_Lista" style:list-style-name="WW8Num7">
      <style:paragraph-properties fo:margin-top="0cm" fo:margin-bottom="0cm" loext:contextual-spacing="true" fo:line-height="150%" fo:text-align="justify" style:justify-single-word="false"/>
      <style:text-properties fo:color="#000000"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/>
    </style:style>
    <style:style style:name="P101" style:family="paragraph" style:parent-style-name="Parágrafo_20_da_20_Lista" style:list-style-name="WW8Num6">
      <style:paragraph-properties fo:margin-left="2.161cm" fo:margin-right="0cm" fo:margin-top="0cm" fo:margin-bottom="0cm" loext:contextual-spacing="true" fo:line-height="150%" fo:text-align="justify" style:justify-single-word="false" fo:text-indent="-0.891cm" style:auto-text-indent="false">
        <style:tab-stops>
          <style:tab-stop style:position="2.501cm"/>
          <style:tab-stop style:position="2.752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02" style:family="paragraph" style:parent-style-name="Parágrafo_20_da_20_Lista" style:list-style-name="WW8Num6">
      <style:paragraph-properties fo:margin-left="2.161cm" fo:margin-right="0cm" fo:margin-top="0cm" fo:margin-bottom="0cm" loext:contextual-spacing="true" fo:line-height="150%" fo:text-align="justify" style:justify-single-word="false" fo:text-indent="-0.891cm" style:auto-text-indent="false"/>
      <style:text-properties style:font-name="Arial" fo:font-size="12pt" style:font-size-asian="12pt" style:font-name-complex="Arial" style:font-size-complex="12pt"/>
    </style:style>
    <style:style style:name="P103" style:family="paragraph" style:parent-style-name="Parágrafo_20_da_20_Lista" style:list-style-name="WW8Num6">
      <style:paragraph-properties fo:margin-left="2.161cm" fo:margin-right="0cm" fo:margin-top="0cm" fo:margin-bottom="0cm" loext:contextual-spacing="true" fo:line-height="150%" fo:text-align="justify" style:justify-single-word="false" fo:text-indent="-0.891cm" style:auto-text-indent="false">
        <style:tab-stops>
          <style:tab-stop style:position="2.501cm"/>
          <style:tab-stop style:position="3.251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04" style:family="paragraph" style:parent-style-name="Parágrafo_20_da_20_Lista" style:list-style-name="WW8Num6">
      <style:paragraph-properties fo:margin-left="2.771cm" fo:margin-right="0cm" fo:margin-top="0cm" fo:margin-bottom="0cm" loext:contextual-spacing="true" fo:line-height="150%" fo:text-align="justify" style:justify-single-word="false" fo:text-indent="-1.501cm" style:auto-text-indent="false"/>
      <style:text-properties style:font-name="Arial" fo:font-size="12pt" style:font-size-asian="12pt" style:font-name-complex="Arial" style:font-size-complex="12pt"/>
    </style:style>
    <style:style style:name="P105" style:family="paragraph" style:parent-style-name="Parágrafo_20_da_20_Lista" style:list-style-name="WW8Num6">
      <style:paragraph-properties fo:margin-left="2.771cm" fo:margin-right="0cm" fo:margin-top="0cm" fo:margin-bottom="0cm" loext:contextual-spacing="true" fo:line-height="150%" fo:text-align="justify" style:justify-single-word="false" fo:text-indent="-1.501cm" style:auto-text-indent="false"/>
    </style:style>
    <style:style style:name="P106" style:family="paragraph" style:parent-style-name="Parágrafo_20_da_20_Lista" style:list-style-name="WW8Num19">
      <style:paragraph-properties fo:margin-left="2.771cm" fo:margin-right="0cm" fo:margin-top="0cm" fo:margin-bottom="0cm" loext:contextual-spacing="true" fo:line-height="150%" fo:text-align="justify" style:justify-single-word="false" fo:text-indent="-1.501cm" style:auto-text-indent="false"/>
    </style:style>
    <style:style style:name="P107" style:family="paragraph" style:parent-style-name="Parágrafo_20_da_20_Lista" style:list-style-name="WW8Num6">
      <style:paragraph-properties fo:margin-left="2.071cm" fo:margin-right="0cm" fo:margin-top="0cm" fo:margin-bottom="0cm" loext:contextual-spacing="true" fo:line-height="150%" fo:text-align="justify" style:justify-single-word="false" fo:text-indent="-0.801cm" style:auto-text-indent="false">
        <style:tab-stops>
          <style:tab-stop style:position="2.501cm"/>
          <style:tab-stop style:position="2.752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08" style:family="paragraph" style:parent-style-name="Parágrafo_20_da_20_Lista" style:list-style-name="WW8Num6">
      <style:paragraph-properties fo:margin-left="2.57cm" fo:margin-right="0cm" fo:margin-top="0cm" fo:margin-bottom="0cm" loext:contextual-spacing="true" fo:line-height="150%" fo:text-align="justify" style:justify-single-word="false" fo:text-indent="-1.3cm" style:auto-text-indent="false">
        <style:tab-stops>
          <style:tab-stop style:position="2.501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09" style:family="paragraph" style:parent-style-name="Parágrafo_20_da_20_Lista" style:list-style-name="WW8Num6">
      <style:paragraph-properties fo:margin-left="2.57cm" fo:margin-right="0cm" fo:margin-top="0cm" fo:margin-bottom="0cm" loext:contextual-spacing="true" fo:line-height="150%" fo:text-align="justify" style:justify-single-word="false" fo:text-indent="-1.3cm" style:auto-text-indent="false">
        <style:tab-stops>
          <style:tab-stop style:position="2.501cm"/>
        </style:tab-stops>
      </style:paragraph-properties>
    </style:style>
    <style:style style:name="P110" style:family="paragraph" style:parent-style-name="Parágrafo_20_da_20_Lista" style:list-style-name="WW8Num6">
      <style:paragraph-properties fo:margin-left="2.57cm" fo:margin-right="0cm" fo:margin-top="0cm" fo:margin-bottom="0cm" loext:contextual-spacing="true" fo:line-height="150%" fo:text-align="justify" style:justify-single-word="false" fo:text-indent="-1.3cm" style:auto-text-indent="false"/>
    </style:style>
    <style:style style:name="P111" style:family="paragraph" style:parent-style-name="Parágrafo_20_da_20_Lista" style:list-style-name="WW8Num6">
      <style:paragraph-properties fo:margin-left="2.551cm" fo:margin-right="0cm" fo:margin-top="0cm" fo:margin-bottom="0cm" loext:contextual-spacing="true" fo:line-height="150%" fo:text-align="justify" style:justify-single-word="false" fo:text-indent="-1.3cm" style:auto-text-indent="false"/>
    </style:style>
    <style:style style:name="P112" style:family="paragraph" style:parent-style-name="Parágrafo_20_da_20_Lista" style:list-style-name="WW8Num19">
      <style:paragraph-properties fo:margin-left="2.752cm" fo:margin-right="0cm" fo:margin-top="0cm" fo:margin-bottom="0cm" loext:contextual-spacing="true" fo:line-height="150%" fo:text-align="justify" style:justify-single-word="false" fo:text-indent="-1.482cm" style:auto-text-indent="false"/>
      <style:text-properties style:font-name="Arial" fo:font-size="12pt" style:font-size-asian="12pt" style:font-name-complex="Arial" style:font-size-complex="12pt"/>
    </style:style>
    <style:style style:name="P113" style:family="paragraph" style:parent-style-name="Parágrafo_20_da_20_Lista" style:list-style-name="WW8Num19">
      <style:paragraph-properties fo:margin-left="2.752cm" fo:margin-right="0cm" fo:margin-top="0cm" fo:margin-bottom="0cm" loext:contextual-spacing="true" fo:line-height="150%" fo:text-align="justify" style:justify-single-word="false" fo:text-indent="-1.482cm" style:auto-text-indent="false"/>
      <style:text-properties style:font-name="Arial" fo:font-size="12pt" style:font-size-asian="12pt" style:language-asian="pt" style:country-asian="BR" style:font-name-complex="Arial" style:font-size-complex="12pt"/>
    </style:style>
    <style:style style:name="P114" style:family="paragraph" style:parent-style-name="Parágrafo_20_da_20_Lista" style:list-style-name="WW8Num19">
      <style:paragraph-properties fo:margin-left="2.752cm" fo:margin-right="0cm" fo:margin-top="0cm" fo:margin-bottom="0cm" loext:contextual-spacing="true" fo:line-height="150%" fo:text-align="justify" style:justify-single-word="false" fo:text-indent="-1.482cm" style:auto-text-indent="false"/>
      <style:text-properties style:font-name="Arial" fo:font-size="12pt" fo:language="pt" fo:country="BR" style:font-size-asian="12pt" style:language-asian="pt" style:country-asian="BR" style:font-name-complex="Arial" style:font-size-complex="12pt"/>
    </style:style>
    <style:style style:name="P115" style:family="paragraph" style:parent-style-name="Parágrafo_20_da_20_Lista" style:list-style-name="WW8Num19">
      <style:paragraph-properties fo:margin-left="2.752cm" fo:margin-right="0cm" fo:margin-top="0cm" fo:margin-bottom="0cm" loext:contextual-spacing="true" fo:line-height="150%" fo:text-align="justify" style:justify-single-word="false" fo:text-indent="-1.482cm" style:auto-text-indent="false"/>
    </style:style>
    <style:style style:name="P116" style:family="paragraph" style:parent-style-name="Parágrafo_20_da_20_Lista" style:list-style-name="WW8Num19">
      <style:paragraph-properties fo:margin-left="4.501cm" fo:margin-right="0cm" fo:margin-top="0cm" fo:margin-bottom="0cm" loext:contextual-spacing="true" fo:line-height="150%" fo:text-align="justify" style:justify-single-word="false" fo:text-indent="-2.401cm" style:auto-text-indent="false"/>
    </style:style>
    <style:style style:name="P117" style:family="paragraph" style:parent-style-name="Parágrafo_20_da_20_Lista" style:list-style-name="WW8Num9">
      <style:paragraph-properties fo:margin-left="0.63cm" fo:margin-right="0cm" fo:margin-top="0cm" fo:margin-bottom="0cm" loext:contextual-spacing="true" fo:line-height="150%" fo:text-align="justify" style:justify-single-word="false" fo:text-indent="-0.63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18" style:family="paragraph" style:parent-style-name="Parágrafo_20_da_20_Lista" style:list-style-name="WW8Num2">
      <style:paragraph-properties fo:margin-left="0cm" fo:margin-right="0cm" fo:margin-top="0cm" fo:margin-bottom="0cm" loext:contextual-spacing="true" fo:line-height="150%" fo:text-align="justify" style:justify-single-word="false" fo:text-indent="0.67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19" style:family="paragraph" style:parent-style-name="Parágrafo_20_da_20_Lista" style:list-style-name="WW8Num10">
      <style:paragraph-properties fo:margin-left="1.39cm" fo:margin-right="0cm" fo:margin-top="0cm" fo:margin-bottom="0cm" loext:contextual-spacing="true" fo:line-height="150%" fo:text-align="justify" style:justify-single-word="false" fo:text-indent="-0.76cm" style:auto-text-indent="false"/>
      <style:text-properties style:font-name="Arial" fo:font-size="12pt" style:font-size-asian="12pt" style:font-name-complex="Arial" style:font-size-complex="12pt"/>
    </style:style>
    <style:style style:name="P120" style:family="paragraph" style:parent-style-name="Parágrafo_20_da_20_Lista" style:list-style-name="WW8Num10">
      <style:paragraph-properties fo:margin-left="1.36cm" fo:margin-right="0cm" fo:margin-top="0cm" fo:margin-bottom="0cm" loext:contextual-spacing="true" fo:line-height="150%" fo:text-align="justify" style:justify-single-word="false" fo:text-indent="-0.76cm" style:auto-text-indent="false">
        <style:tab-stops>
          <style:tab-stop style:position="1.501cm"/>
          <style:tab-stop style:position="1.752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21" style:family="paragraph" style:parent-style-name="Parágrafo_20_da_20_Lista" style:list-style-name="WW8Num2">
      <style:paragraph-properties fo:margin-left="1.251cm" fo:margin-right="0cm" fo:margin-top="0cm" fo:margin-bottom="0cm" loext:contextual-spacing="true" fo:line-height="150%" fo:text-align="justify" style:justify-single-word="false" fo:text-indent="-0.635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22" style:family="paragraph" style:parent-style-name="Parágrafo_20_da_20_Lista" style:list-style-name="WW8Num2">
      <style:paragraph-properties fo:margin-left="1.251cm" fo:margin-right="0cm" fo:margin-top="0cm" fo:margin-bottom="0cm" loext:contextual-spacing="true" fo:line-height="150%" fo:text-align="justify" style:justify-single-word="false" fo:text-indent="-0.63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Arial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7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T9" style:family="text">
      <style:text-properties style:font-name="Arial" fo:font-size="12pt" style:font-size-asian="12pt" style:font-name-complex="Arial" style:font-size-complex="12pt"/>
    </style:style>
    <style:style style:name="T10" style:family="text">
      <style:text-properties style:font-name="Arial" fo:font-size="12pt" style:font-size-asian="12pt" style:font-name-complex="Arial" style:font-size-complex="12pt" text:display="none"/>
    </style:style>
    <style:style style:name="T11" style:family="text">
      <style:text-properties style:font-name="Arial" fo:font-size="12pt" officeooo:rsid="0004a114" style:font-size-asian="12pt" style:font-name-complex="Arial" style:font-size-complex="12pt"/>
    </style:style>
    <style:style style:name="T12" style:family="text">
      <style:text-properties style:font-name="Arial" fo:font-size="12pt" officeooo:rsid="00061d2e" style:font-size-asian="12pt" style:font-name-complex="Arial" style:font-size-complex="12pt"/>
    </style:style>
    <style:style style:name="T13" style:family="text">
      <style:text-properties style:font-name="Arial" fo:font-size="12pt" style:font-size-asian="12pt" style:language-asian="pt" style:country-asian="BR" style:font-name-complex="Arial" style:font-size-complex="12pt"/>
    </style:style>
    <style:style style:name="T14" style:family="text"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T15" style:family="text">
      <style:text-properties style:font-name="Arial" fo:font-size="12pt" fo:language="en" fo:country="US" style:font-name-asian="Arial" style:font-size-asian="12pt" style:font-name-complex="Arial" style:font-size-complex="12pt"/>
    </style:style>
    <style:style style:name="T16" style:family="text">
      <style:text-properties style:font-name="Arial" fo:font-size="12pt" style:font-name-asian="Arial" style:font-size-asian="12pt" style:font-name-complex="Arial" style:font-size-complex="12pt"/>
    </style:style>
    <style:style style:name="T17" style:family="text">
      <style:text-properties style:font-name="Arial" fo:font-size="12pt" style:font-name-asian="Arial" style:font-size-asian="12pt" style:language-asian="pt" style:country-asian="BR" style:font-name-complex="Arial" style:font-size-complex="12pt"/>
    </style:style>
    <style:style style:name="T18" style:family="text">
      <style:text-properties style:font-name="Arial" fo:font-size="12pt" fo:language="pt" fo:country="BR" style:font-size-asian="12pt" style:font-name-complex="Arial" style:font-size-complex="12pt"/>
    </style:style>
    <style:style style:name="T19" style:family="text">
      <style:text-properties style:font-name="Arial" fo:font-size="12pt" fo:language="pt" fo:country="BR" style:font-size-asian="12pt" style:language-asian="pt" style:country-asian="BR" style:font-name-complex="Arial" style:font-size-complex="12pt"/>
    </style:style>
    <style:style style:name="T20" style:family="text">
      <style:text-properties style:font-name="Arial" fo:font-size="12pt" fo:language="pt" fo:country="BR" style:font-name-asian="Arial" style:font-size-asian="12pt" style:language-asian="pt" style:country-asian="BR" style:font-name-complex="Arial" style:font-size-complex="12pt"/>
    </style:style>
    <style:style style:name="T21" style:family="text">
      <style:text-properties style:font-name="Arial" fo:font-size="12pt" fo:language="pt" fo:country="BR" fo:font-style="italic" fo:font-weight="bold" style:font-size-asian="12pt" style:language-asian="pt" style:country-asian="BR" style:font-style-asian="italic" style:font-weight-asian="bold" style:font-name-complex="Arial" style:font-size-complex="12pt"/>
    </style:style>
    <style:style style:name="T22" style:family="text">
      <style:text-properties style:font-name="Arial" fo:font-weight="bold" style:font-weight-asian="bold" style:font-name-complex="Arial"/>
    </style:style>
    <style:style style:name="T23" style:family="text">
      <style:text-properties style:font-name="Arial" style:font-name-asian="Arial Unicode MS" style:font-name-complex="Arial"/>
    </style:style>
    <style:style style:name="T24" style:family="text">
      <style:text-properties fo:font-weight="bold" style:font-weight-asian="bold"/>
    </style:style>
    <style:style style:name="T25" style:family="text">
      <style:text-properties style:font-name="Wingdings" style:font-name-complex="Wingdings"/>
    </style:style>
    <style:style style:name="T26" style:family="text">
      <style:text-properties fo:color="#000000" style:font-name="Arial" fo:font-size="12pt" fo:font-style="italic" fo:font-weight="bold" style:font-name-asian="Times New Roman" style:font-size-asian="12pt" style:language-asian="pt" style:country-asian="BR" style:font-style-asian="italic" style:font-weight-asian="bold" style:font-name-complex="Arial" style:font-size-complex="12pt"/>
    </style:style>
    <style:style style:name="T27" style:family="text">
      <style:text-properties officeooo:rsid="00061d2e"/>
    </style:style>
    <style:style style:name="T28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span text:style-name="T28">WeAnt</text:span>- Sistema Integrado de gestão de transportes</text:p>
      <text:p text:style-name="P23">Plano de Desenvolvimento de Software</text:p>
      <text:p text:style-name="P23"> </text:p>
      <text:p text:style-name="P23">Versão &lt;1.0&gt;</text:p>
      <text:p text:style-name="P22"> </text:p>
      <text:p text:style-name="P1"> </text:p>
      <text:p text:style-name="P25">Histórico da Revis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9">Data</text:p>
          </table:table-cell>
          <table:table-cell table:style-name="Tabela1.A1" office:value-type="string">
            <text:p text:style-name="P19">Versão</text:p>
          </table:table-cell>
          <table:table-cell table:style-name="Tabela1.A1" office:value-type="string">
            <text:p text:style-name="P19">Descrição</text:p>
          </table:table-cell>
          <table:table-cell table:style-name="Tabela1.D1" office:value-type="string">
            <text:p text:style-name="P19">Autor</text:p>
          </table:table-cell>
        </table:table-row>
        <table:table-row table:style-name="Tabela1.1">
          <table:table-cell table:style-name="Tabela1.A2" office:value-type="string">
            <text:p text:style-name="P20">18/12/2014</text:p>
          </table:table-cell>
          <table:table-cell table:style-name="Tabela1.A2" office:value-type="string">
            <text:p text:style-name="P20">1.0</text:p>
          </table:table-cell>
          <table:table-cell table:style-name="Tabela1.A2" office:value-type="string">
            <text:p text:style-name="P20">Plano inicial</text:p>
          </table:table-cell>
          <table:table-cell table:style-name="Tabela1.D2" office:value-type="string">
            <text:p text:style-name="P20">Walter Baleco</text:p>
          </table:table-cell>
        </table:table-row>
        <table:table-row table:style-name="Tabela1.1">
          <table:table-cell table:style-name="Tabela1.A2" office:value-type="string">
            <text:p text:style-name="P65"> 15/10/2015</text:p>
          </table:table-cell>
          <table:table-cell table:style-name="Tabela1.A2" office:value-type="string">
            <text:p text:style-name="P20">1.0</text:p>
          </table:table-cell>
          <table:table-cell table:style-name="Tabela1.A2" office:value-type="string">
            <text:p text:style-name="P65"> Alteração e Manutenção do Plano</text:p>
          </table:table-cell>
          <table:table-cell table:style-name="Tabela1.D2" office:value-type="string">
            <text:p text:style-name="P65"> Ariovaldo Serafim</text:p>
          </table:table-cell>
        </table:table-row>
        <table:table-row table:style-name="Tabela1.1">
          <table:table-cell table:style-name="Tabela1.A2" office:value-type="string">
            <text:p text:style-name="P65"> 18/12//2014</text:p>
          </table:table-cell>
          <table:table-cell table:style-name="Tabela1.A2" office:value-type="string">
            <text:p text:style-name="P65"> 1.0</text:p>
          </table:table-cell>
          <table:table-cell table:style-name="Tabela1.A2" office:value-type="string">
            <text:p text:style-name="P65"> Atualização do Plano </text:p>
          </table:table-cell>
          <table:table-cell table:style-name="Tabela1.D2" office:value-type="string">
            <text:p text:style-name="P65"> Caroline Ita</text:p>
          </table:table-cell>
        </table:table-row>
        <table:table-row table:style-name="Tabela1.1">
          <table:table-cell table:style-name="Tabela1.A2" office:value-type="string">
            <text:p text:style-name="P20"> </text:p>
          </table:table-cell>
          <table:table-cell table:style-name="Tabela1.A2" office:value-type="string">
            <text:p text:style-name="P20"> </text:p>
          </table:table-cell>
          <table:table-cell table:style-name="Tabela1.A2" office:value-type="string">
            <text:p text:style-name="P20"> </text:p>
          </table:table-cell>
          <table:table-cell table:style-name="Tabela1.D2" office:value-type="string">
            <text:p text:style-name="P20"> </text:p>
          </table:table-cell>
        </table:table-row>
      </table:table>
      <text:p text:style-name="P1"> </text:p>
      <text:p text:style-name="P25">Índice Analítico</text:p>
      <text:p text:style-name="Contents_20_1"><text:span text:style-name="Internet_20_link"><text:span text:style-name="T9">1.</text:span></text:span><text:span text:style-name="Internet_20_link"><text:span text:style-name="T7"> </text:span></text:span><text:span text:style-name="Internet_20_link"><text:span text:style-name="T9">Introdução</text:span></text:span><text:span text:style-name="Internet_20_link"><text:span text:style-name="T10">4</text:span></text:span></text:p>
      <text:p text:style-name="Contents_20_2"><text:span text:style-name="Internet_20_link"><text:span text:style-name="T9">1.1</text:span></text:span><text:span text:style-name="Internet_20_link"><text:span text:style-name="T14"> </text:span></text:span><text:span text:style-name="Internet_20_link"><text:span text:style-name="T9">Finalidade</text:span></text:span><text:span text:style-name="Internet_20_link"><text:span text:style-name="T10">4</text:span></text:span></text:p>
      <text:p text:style-name="Contents_20_2"><text:span text:style-name="Internet_20_link"><text:span text:style-name="T9">1.2</text:span></text:span><text:span text:style-name="Internet_20_link"><text:span text:style-name="T14"> </text:span></text:span><text:span text:style-name="Internet_20_link"><text:span text:style-name="T9">Escopo</text:span></text:span><text:span text:style-name="Internet_20_link"><text:span text:style-name="T10">4</text:span></text:span></text:p>
      <text:p text:style-name="Contents_20_2"><text:span text:style-name="Internet_20_link"><text:span text:style-name="T9">1.3</text:span></text:span><text:span text:style-name="Internet_20_link"><text:span text:style-name="T14"> </text:span></text:span><text:span text:style-name="Internet_20_link"><text:span text:style-name="T9">Definições, Acrônimos e Abreviações</text:span></text:span><text:span text:style-name="Internet_20_link"><text:span text:style-name="T10">4</text:span></text:span></text:p>
      <text:p text:style-name="Contents_20_2"><text:span text:style-name="Internet_20_link"><text:span text:style-name="T9">1.4</text:span></text:span><text:span text:style-name="Internet_20_link"><text:span text:style-name="T14"> </text:span></text:span><text:span text:style-name="Internet_20_link"><text:span text:style-name="T9">Referências</text:span></text:span><text:span text:style-name="Internet_20_link"><text:span text:style-name="T10">4</text:span></text:span></text:p>
      <text:p text:style-name="Contents_20_2"><text:span text:style-name="Internet_20_link"><text:span text:style-name="T9">1.5</text:span></text:span><text:span text:style-name="Internet_20_link"><text:span text:style-name="T14"> </text:span></text:span><text:span text:style-name="Internet_20_link"><text:span text:style-name="T9">Visão Geral</text:span></text:span><text:span text:style-name="Internet_20_link"><text:span text:style-name="T10">4</text:span></text:span></text:p>
      <text:p text:style-name="Contents_20_1"><text:span text:style-name="Internet_20_link"><text:span text:style-name="T9">2.</text:span></text:span><text:span text:style-name="Internet_20_link"><text:span text:style-name="T7"> </text:span></text:span><text:span text:style-name="Internet_20_link"><text:span text:style-name="T9">Visão Geral do Projeto</text:span></text:span><text:span text:style-name="Internet_20_link"><text:span text:style-name="T10">4</text:span></text:span></text:p>
      <text:p text:style-name="Contents_20_2"><text:span text:style-name="Internet_20_link"><text:span text:style-name="T9">2.1</text:span></text:span><text:span text:style-name="Internet_20_link"><text:span text:style-name="T14"> </text:span></text:span><text:span text:style-name="Internet_20_link"><text:span text:style-name="T9">Finalidade, Escopo e Objetivos do Projeto</text:span></text:span><text:span text:style-name="Internet_20_link"><text:span text:style-name="T10">4</text:span></text:span></text:p>
      <text:p text:style-name="Contents_20_2"><text:span text:style-name="Internet_20_link"><text:span text:style-name="T9">2.2</text:span></text:span><text:span text:style-name="Internet_20_link"><text:span text:style-name="T14"> </text:span></text:span><text:span text:style-name="Internet_20_link"><text:span text:style-name="T9">Suposições e Restrições</text:span></text:span><text:span text:style-name="Internet_20_link"><text:span text:style-name="T10">4</text:span></text:span></text:p>
      <text:p text:style-name="Contents_20_2"><text:span text:style-name="Internet_20_link"><text:span text:style-name="T9">2.3</text:span></text:span><text:span text:style-name="Internet_20_link"><text:span text:style-name="T14"> </text:span></text:span><text:span text:style-name="Internet_20_link"><text:span text:style-name="T9">Produtos Liberados do Projeto</text:span></text:span><text:span text:style-name="Internet_20_link"><text:span text:style-name="T10">4</text:span></text:span></text:p>
      <text:p text:style-name="Contents_20_2"><text:span text:style-name="Internet_20_link"><text:span text:style-name="T9">2.4</text:span></text:span><text:span text:style-name="Internet_20_link"><text:span text:style-name="T14"> </text:span></text:span><text:span text:style-name="Internet_20_link"><text:span text:style-name="T9">Evolução do Plano de Desenvolvimento de Software</text:span></text:span><text:span text:style-name="Internet_20_link"><text:span text:style-name="T10">4</text:span></text:span></text:p>
      <text:p text:style-name="Contents_20_1"><text:span text:style-name="Internet_20_link"><text:span text:style-name="T9">3.</text:span></text:span><text:span text:style-name="Internet_20_link"><text:span text:style-name="T7"> </text:span></text:span><text:span text:style-name="Internet_20_link"><text:span text:style-name="T9">Organização do Projeto</text:span></text:span><text:span text:style-name="Internet_20_link"><text:span text:style-name="T10">4</text:span></text:span></text:p>
      <text:p text:style-name="Contents_20_2"><text:span text:style-name="Internet_20_link"><text:span text:style-name="T9">3.1</text:span></text:span><text:span text:style-name="Internet_20_link"><text:span text:style-name="T14"> </text:span></text:span><text:span text:style-name="Internet_20_link"><text:span text:style-name="T9">Estrutura Organizacional</text:span></text:span><text:span text:style-name="Internet_20_link"><text:span text:style-name="T10">4</text:span></text:span></text:p>
      <text:p text:style-name="Contents_20_2"><text:span text:style-name="Internet_20_link"><text:span text:style-name="T9">3.2</text:span></text:span><text:span text:style-name="Internet_20_link"><text:span text:style-name="T14"> </text:span></text:span><text:span text:style-name="Internet_20_link"><text:span text:style-name="T9">Interfaces Externas</text:span></text:span><text:span text:style-name="Internet_20_link"><text:span text:style-name="T10">4</text:span></text:span></text:p>
      <text:p text:style-name="Contents_20_2"><text:span text:style-name="Internet_20_link"><text:span text:style-name="T9">3.3</text:span></text:span><text:span text:style-name="Internet_20_link"><text:span text:style-name="T14"> </text:span></text:span><text:span text:style-name="Internet_20_link"><text:span text:style-name="T9">Papéis e Responsabilidades</text:span></text:span><text:span text:style-name="Internet_20_link"><text:span text:style-name="T10">4</text:span></text:span></text:p>
      <text:p text:style-name="Contents_20_1"><text:span text:style-name="Internet_20_link"><text:span text:style-name="T9">4.</text:span></text:span><text:span text:style-name="Internet_20_link"><text:span text:style-name="T7"> </text:span></text:span><text:span text:style-name="Internet_20_link"><text:span text:style-name="T9">Processo de Gerenciamento</text:span></text:span><text:span text:style-name="Internet_20_link"><text:span text:style-name="T10">4</text:span></text:span></text:p>
      <text:p text:style-name="Contents_20_2"><text:span text:style-name="Internet_20_link"><text:span text:style-name="T9">4.1</text:span></text:span><text:span text:style-name="Internet_20_link"><text:span text:style-name="T14"> </text:span></text:span><text:span text:style-name="Internet_20_link"><text:span text:style-name="T9">Estimativas do Projeto</text:span></text:span><text:span text:style-name="Internet_20_link"><text:span text:style-name="T10">4</text:span></text:span></text:p>
      <text:p text:style-name="Contents_20_2"><text:span text:style-name="Internet_20_link"><text:span text:style-name="T9">4.2</text:span></text:span><text:span text:style-name="Internet_20_link"><text:span text:style-name="T14"> </text:span></text:span><text:span text:style-name="Internet_20_link"><text:span text:style-name="T9">Plano do Projeto</text:span></text:span><text:span text:style-name="Internet_20_link"><text:span text:style-name="T10">4</text:span></text:span></text:p>
      <text:p text:style-name="Contents_20_3"><text:span text:style-name="Internet_20_link"><text:span text:style-name="T9">4.2.1 Plano de Fase</text:span></text:span><text:span text:style-name="Internet_20_link"><text:span text:style-name="T10">4</text:span></text:span></text:p>
      <text:p text:style-name="Contents_20_3"><text:span text:style-name="Internet_20_link"><text:span text:style-name="T9">4.2.2 Objetivos das Iterações</text:span></text:span><text:span text:style-name="Internet_20_link"><text:span text:style-name="T10">4</text:span></text:span></text:p>
      <text:p text:style-name="Contents_20_3"><text:span text:style-name="Internet_20_link"><text:span text:style-name="T9">4.2.3 Releases</text:span></text:span><text:span text:style-name="Internet_20_link"><text:span text:style-name="T10">4</text:span></text:span></text:p>
      <text:p text:style-name="Contents_20_3"><text:span text:style-name="Internet_20_link"><text:span text:style-name="T9">4.2.4 Programação do Projeto</text:span></text:span><text:span text:style-name="Internet_20_link"><text:span text:style-name="T10">4</text:span></text:span></text:p>
      <text:p text:style-name="Contents_20_3"><text:span text:style-name="Internet_20_link"><text:span text:style-name="T9">4.2.5 Recursos do Projeto</text:span></text:span><text:span text:style-name="Internet_20_link"><text:span text:style-name="T10">4</text:span></text:span></text:p>
      <text:p text:style-name="Contents_20_2"><text:span text:style-name="Internet_20_link"><text:span text:style-name="T9">4.3</text:span></text:span><text:span text:style-name="Internet_20_link"><text:span text:style-name="T14"> </text:span></text:span><text:span text:style-name="Internet_20_link"><text:span text:style-name="T9">Controle e Monitoramento do Projeto</text:span></text:span><text:span text:style-name="Internet_20_link"><text:span text:style-name="T10">4</text:span></text:span></text:p>
      <text:p text:style-name="Contents_20_1"><text:span text:style-name="Internet_20_link"><text:span text:style-name="T9">5.</text:span></text:span><text:span text:style-name="Internet_20_link"><text:span text:style-name="T7"> </text:span></text:span><text:span text:style-name="Internet_20_link"><text:span text:style-name="T9">Anexos</text:span></text:span><text:span text:style-name="Internet_20_link"><text:span text:style-name="T10">4</text:span></text:span></text:p>
      <text:p text:style-name="P22"/>
      <text:p text:style-name="P24"><text:tab/></text:p>
      <text:p text:style-name="P29">Plano de Desenvolvimento de Software</text:p>
      <text:p text:style-name="P28"><text:span text:style-name="T2"><text:s/></text:span><text:span text:style-name="T1">(Projetos Pequenos)</text:span></text:p>
      <text:list xml:id="list544170455897262889" text:style-name="WW8Num1">
        <text:list-item>
          <text:h text:style-name="P67" text:outline-level="1"> </text:h>
        </text:list-item>
        <text:list-item>
          <text:h text:style-name="P68" text:outline-level="1">1.                  Introdução</text:h>
          <text:list>
            <text:list-item>
              <text:h text:style-name="P70" text:outline-level="2">1.1               Finalidade</text:h>
            </text:list-item>
          </text:list>
        </text:list-item>
      </text:list>
      <text:p text:style-name="P30"><text:span text:style-name="T9">A finalidade do </text:span><text:span text:style-name="T14">Plano de Desenvolvimento de Software</text:span><text:span text:style-name="T9"> é reunir todas as informações necessárias ao controle do projeto. Ele descreve a abordagem dada ao desenvolvimento do software e é o plano de nível mais alto gerado e usado pelos gerentes para coordenar o esforço de desenvolvimento.</text:span></text:p>
      <text:p text:style-name="P30"><text:span text:style-name="T9">O </text:span><text:span text:style-name="T14">Plano de Desenvolvimento de Software</text:span><text:span text:style-name="T9"> é usado por estas pessoas: </text:span></text:p>
      <text:p text:style-name="P36"><text:span text:style-name="T15"></text:span><text:span text:style-name="T9">        </text:span><text:span text:style-name="T16"> </text:span><text:span text:style-name="T9">Pelo </text:span><text:span text:style-name="Strong_20_Emphasis"><text:span text:style-name="T9">gerente de projeto</text:span></text:span><text:span text:style-name="T9">, para planejar a programação do projeto e as necessidades de recursos, e para acompanhar o progresso em relação à programação. </text:span></text:p>
      <text:p text:style-name="P36"><text:span text:style-name="T15"></text:span><text:span text:style-name="T9">        </text:span><text:span text:style-name="T16"> </text:span><text:span text:style-name="T9">Pelos </text:span><text:span text:style-name="Strong_20_Emphasis"><text:span text:style-name="T9">membros da equipe do projeto</text:span></text:span><text:span text:style-name="T9">, para compreenderem quais são suas funções, quando elas devem ser executadas e de que outras atividades eles dependem. </text:span></text:p>
      <text:list xml:id="list153554387403073" text:continue-numbering="true" text:style-name="WW8Num1">
        <text:list-item>
          <text:list>
            <text:list-item>
              <text:h text:style-name="P70" text:outline-level="2">1.2               Escopo</text:h>
            </text:list-item>
          </text:list>
        </text:list-item>
      </text:list>
      <text:p text:style-name="P30"><text:span text:style-name="T9">Este </text:span><text:span text:style-name="T14">Plano de Desenvolvimento de Software</text:span><text:span text:style-name="T9"> descreve o plano geral a ser usado pelo projeto WeAnt, incluindo a implantação do produto.</text:span></text:p>
      <text:p text:style-name="P30"><text:span text:style-name="T9">Os detalhes das iterações individuais serão descritos nos Planos de Iteração.<text:line-break/>Os planos, conforme está descrito neste documento, baseiam-se nos requisitos do produto definidos no </text:span><text:span text:style-name="T14">Documento de Visão</text:span><text:span text:style-name="T9">.</text:span></text:p>
      <text:p text:style-name="P31"/>
      <text:list xml:id="list153553236774793" text:continue-numbering="true" text:style-name="WW8Num1">
        <text:list-item>
          <text:list>
            <text:list-item>
              <text:h text:style-name="P70" text:outline-level="2">1.3               Definições, Acrônimos e Abreviações.</text:h>
            </text:list-item>
          </text:list>
        </text:list-item>
      </text:list>
      <text:p text:style-name="P31">Consulte o Glossário do Projeto.</text:p>
      <text:list xml:id="list428588724699002455" text:style-name="WW8Num4">
        <text:list-item>
          <text:list>
            <text:list-item>
              <text:h text:style-name="P71" text:outline-level="2"><text:soft-page-break/>Referências</text:h>
            </text:list-item>
          </text:list>
        </text:list-item>
      </text:list>
      <text:list xml:id="list153552342320836" text:continue-list="list153553236774793" text:style-name="WW8Num1">
        <text:list-item>
          <text:list>
            <text:list-item>
              <text:h text:style-name="P75" text:outline-level="2">N/A.</text:h>
            </text:list-item>
          </text:list>
        </text:list-item>
      </text:list>
      <text:p text:style-name="P37"> </text:p>
      <text:list xml:id="list153552373891658" text:continue-numbering="true" text:style-name="WW8Num1">
        <text:list-item>
          <text:list>
            <text:list-item>
              <text:h text:style-name="P70" text:outline-level="2">1.5               Visão Geral</text:h>
            </text:list-item>
          </text:list>
        </text:list-item>
      </text:list>
      <text:p text:style-name="P30"><text:span text:style-name="T9">Este </text:span><text:span text:style-name="T14">Plano de Desenvolvimento de Software</text:span><text:span text:style-name="T9"> contém as seguintes informações:</text:span></text:p>
      <text:p text:style-name="P31">Visão Geral do Projeto – nosso objetivo é construir um novo sistema de gerenciamento e controle de administração, o sistema deve ser capaz de suportar os processos de negócio escolar que abrange desde o cadastramento de motoristas, como cadastro de viagens e clientes, até controle de faltas de funcionários, além de haver a possibilidade da personalização do software de acordo com as características do cliente.</text:p>
      <text:p text:style-name="P31">Planos e Diretrizes Aplicáveis – <text:s/>Os planos aplicáveis serão:</text:p>
      <text:list xml:id="list8114702085021600562" text:style-name="WW8Num12">
        <text:list-item>
          <text:p text:style-name="P61">Plano de desenvolvimento de Software.</text:p>
        </text:list-item>
        <text:list-item>
          <text:p text:style-name="P61">Plano de comunicação.</text:p>
        </text:list-item>
        <text:list-item>
          <text:p text:style-name="P61">Plano de gerenciamento de Requisitos.</text:p>
        </text:list-item>
        <text:list-item>
          <text:p text:style-name="P61">Plano de Iterações.</text:p>
        </text:list-item>
        <text:list-item>
          <text:p text:style-name="P61">Plano de integração de Build.</text:p>
        </text:list-item>
        <text:list-item>
          <text:p text:style-name="P61">Plano de integração do Release.</text:p>
        </text:list-item>
        <text:list-item>
          <text:p text:style-name="P61">Plano de Implantação e Treinamento.</text:p>
        </text:list-item>
        <text:list-item>
          <text:p text:style-name="P61">Plano de arquitetura de software.</text:p>
        </text:list-item>
      </text:list>
      <text:p text:style-name="P43">Os artefatos de suporte aplicáveis serão:</text:p>
      <text:list xml:id="list4895153351363226580" text:style-name="WW8Num18">
        <text:list-item>
          <text:p text:style-name="P62">Termo de Abertura do Projeto.</text:p>
        </text:list-item>
        <text:list-item>
          <text:p text:style-name="P62">Documento de Visão.</text:p>
        </text:list-item>
        <text:list-item>
          <text:p text:style-name="P62">Cronograma.</text:p>
        </text:list-item>
        <text:list-item>
          <text:p text:style-name="P62"><text:soft-page-break/>Matriz de Responsabilidade.</text:p>
        </text:list-item>
      </text:list>
      <text:p text:style-name="P31">Requisitos - serão confeccionados os seguintes artefatos:</text:p>
      <text:p text:style-name="P31">1. <text:s text:c="2"/>Matriz de Requisitos.</text:p>
      <text:list xml:id="list2849903644009233547" text:style-name="WW8Num15">
        <text:list-item>
          <text:p text:style-name="P63">Matriz de Casos de Uso.</text:p>
        </text:list-item>
        <text:list-item>
          <text:p text:style-name="P63">Matriz de Rastreabilidade Requisitos X Casos de Uso.</text:p>
        </text:list-item>
        <text:list-item>
          <text:p text:style-name="P63">Matriz de Divergência.</text:p>
        </text:list-item>
        <text:list-item>
          <text:p text:style-name="P63">Solicitação dos Principais Envolvidos.</text:p>
        </text:list-item>
        <text:list-item>
          <text:p text:style-name="P63">Diagrama e Relatório de Casos de Uso.</text:p>
        </text:list-item>
        <text:list-item>
          <text:p text:style-name="P63">Casos de Teste.</text:p>
        </text:list-item>
        <text:list-item>
          <text:p text:style-name="P63">Diagrama de Sequência. (sob avaliação da necessidade).</text:p>
        </text:list-item>
        <text:list-item>
          <text:p text:style-name="P63">Diagrama de Classes.</text:p>
        </text:list-item>
        <text:list-item>
          <text:p text:style-name="P63">Diagrama de Atividades. (sob avaliação da necessidade).</text:p>
        </text:list-item>
        <text:list-item>
          <text:p text:style-name="P63">Diagrama de Componentes. (sob avaliação da necessidade).</text:p>
        </text:list-item>
        <text:list-item>
          <text:p text:style-name="P63">Diagrama de Implantação. (sob avaliação da necessidade).</text:p>
        </text:list-item>
        <text:list-item>
          <text:p text:style-name="P63">Protótipos. (sob avaliação da necessidade).</text:p>
        </text:list-item>
      </text:list>
      <text:p text:style-name="P31"/>
      <text:p text:style-name="P31">Na Gestão de Comunicação verificar documento do projeto: Plano de Comunicação Projeto WeAnt.</text:p>
      <text:p text:style-name="P31">Organização do Projeto - A estrutura organizacional da equipe do projeto esta definida da seguinte forma: </text:p>
      <text:p text:style-name="P31">Ariovaldo Serafim – Gerente e desenvolvedor do projeto.</text:p>
      <text:p text:style-name="P30"><text:span text:style-name="T18">Caroline Moura Garcia Ita</text:span><text:span text:style-name="T9"> – Gerente e desenvolvedora do projeto.</text:span></text:p>
      <text:p text:style-name="P31">Ivan Almeida – Gerente e desenvolvedor do projeto .</text:p>
      <text:p text:style-name="P31">Walter Baleco – Gerente e desenvolvedor do Sistema.</text:p>
      <text:p text:style-name="P32"><text:soft-page-break/></text:p>
      <text:p text:style-name="P31">Processo de Gerenciamento – O projeto deverá ser dividido por iterações, o projeto será monitorado através do gerenciamento de tarefas e de acompanhamento do cronograma nas devidas iterações definidas. </text:p>
      <text:p text:style-name="P9"><text:span text:style-name="T24">2.                  </text:span><text:span text:style-name="T22">Visão Geral do Projeto.</text:span></text:p>
      <text:p text:style-name="P9"/>
      <text:list xml:id="list2595438087705649907" text:style-name="WW8Num14">
        <text:list-item>
          <text:list>
            <text:list-item>
              <text:h text:style-name="P72" text:outline-level="2">Finalidade, Escopo e Objetivos do Projeto.</text:h>
            </text:list-item>
          </text:list>
        </text:list-item>
      </text:list>
      <text:list xml:id="list153553871344705" text:continue-list="list153552373891658" text:style-name="WW8Num1">
        <text:list-item>
          <text:list>
            <text:list-item>
              <text:h text:style-name="P77" text:outline-level="2">A finalidade da implantação de um sistema de gerenciamento de transporte é oferecer aos gestores e sua equipe o total controle de todas operações e movimentações dentro de uma empresa de transporte e logística. </text:h>
            </text:list-item>
            <text:list-item>
              <text:h text:style-name="P76" text:outline-level="2"><text:span text:style-name="T4">O Objetivo do projeto é entregar um sistema de gerenciamento e controle de transporte</text:span><text:span text:style-name="T3">.</text:span></text:h>
            </text:list-item>
            <text:list-item>
              <text:h text:style-name="P77" text:outline-level="2">O principal produto a ser entregue é o software, que será composto de um conjunto de páginas web, acessando a base de informações que serão unificada com os demais módulos a serem construídos, bem como todos os entregáveis que serão gerados na documentação descritos no item 1.5</text:h>
            </text:list-item>
          </text:list>
        </text:list-item>
      </text:list>
      <text:p text:style-name="P33"/>
      <text:list xml:id="list153554116797454" text:continue-list="list2595438087705649907" text:style-name="WW8Num14">
        <text:list-item>
          <text:list>
            <text:list-item>
              <text:h text:style-name="P72" text:outline-level="2">Suposições e Restrições</text:h>
            </text:list-item>
          </text:list>
        </text:list-item>
      </text:list>
      <text:list xml:id="list153552580475295" text:continue-list="list153553871344705" text:style-name="WW8Num1">
        <text:list-item>
          <text:list>
            <text:list-item>
              <text:h text:style-name="P77" text:outline-level="2">N/A.</text:h>
            </text:list-item>
            <text:list-item>
              <text:h text:style-name="P77" text:outline-level="2"/>
            </text:list-item>
            <text:list-item>
              <text:h text:style-name="P70" text:outline-level="2">2.3               Produtos Liberados do Projeto</text:h>
            </text:list-item>
          </text:list>
        </text:list-item>
      </text:list>
      <text:p text:style-name="P30"><text:span text:style-name="T9">Os produtos liberados em cada fase do projeto são identificados no Caso de Desenvolvimento. Eles são liberados no final da iteração, conforme está especificado na seção </text:span><text:span text:style-name="T14">4.2.4 Programação do Projeto</text:span><text:span text:style-name="T9">.</text:span></text:p>
      <text:p text:style-name="P31"/>
      <text:list xml:id="list153552345469562" text:continue-numbering="true" text:style-name="WW8Num1">
        <text:list-item>
          <text:list>
            <text:list-item>
              <text:h text:style-name="P70" text:outline-level="2"><text:soft-page-break/>2.4               Evolução do Plano de Desenvolvimento de Software</text:h>
            </text:list-item>
          </text:list>
        </text:list-item>
      </text:list>
      <text:p text:style-name="P30"><text:span text:style-name="T9">O </text:span><text:span text:style-name="T14">Plano de Desenvolvimento de Software</text:span><text:span text:style-name="T9"> será revisado antes do início de cada fase de Iteração.</text:span></text:p>
      <text:list xml:id="list153554235547196" text:continue-numbering="true" text:style-name="WW8Num1">
        <text:list-item>
          <text:h text:style-name="P68" text:outline-level="1">3.                  Organização do Projeto.</text:h>
        </text:list-item>
        <text:list-item>
          <text:h text:style-name="P68" text:outline-level="1"/>
          <text:list>
            <text:list-item>
              <text:h text:style-name="P70" text:outline-level="2">3.1               Estrutura Organizacional</text:h>
            </text:list-item>
            <text:list-item>
              <text:h text:style-name="P70" text:outline-level="2"/>
            </text:list-item>
            <text:list-item>
              <text:h text:style-name="P70" text:outline-level="2">3.2               Interfaces Externas</text:h>
            </text:list-item>
            <text:list-item>
              <text:h text:style-name="P70" text:outline-level="2"><text:tab/>N/A.</text:h>
            </text:list-item>
            <text:list-item>
              <text:h text:style-name="P70" text:outline-level="2"/>
            </text:list-item>
          </text:list>
        </text:list-item>
      </text:list>
      <text:list xml:id="list6888964624231618209" text:style-name="WW8Num16">
        <text:list-item>
          <text:list>
            <text:list-item>
              <text:h text:style-name="P73" text:outline-level="2">Papéis e Responsabilidades</text:h>
            </text:list-item>
          </text:list>
        </text:list-item>
      </text:list>
      <text:list xml:id="list153553617454058" text:continue-list="list153554235547196" text:style-name="WW8Num1">
        <text:list-item>
          <text:list>
            <text:list-item>
              <text:h text:style-name="P78" text:outline-level="2"/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">Pessoa</text:p>
          </table:table-cell>
          <table:table-cell table:style-name="Tabela2.B1" office:value-type="string">
            <text:p text:style-name="P6">Papéis</text:p>
          </table:table-cell>
        </table:table-row>
        <table:table-row table:style-name="Tabela2.1">
          <table:table-cell table:style-name="Tabela2.A1" office:value-type="string">
            <text:p text:style-name="P2">Ariovaldo Serafim</text:p>
          </table:table-cell>
          <table:table-cell table:style-name="Tabela2.B1" office:value-type="string">
            <text:p text:style-name="P8"><text:span text:style-name="Internet_20_link"><text:span text:style-name="T23">Gerente e desenvolvedor</text:span></text:span><text:a xlink:type="simple" xlink:href="http://www.wthreex.com/rup/process/workers/wk_projm.htm" text:style-name="Internet_20_link" text:visited-style-name="Visited_20_Internet_20_Link"><text:span text:style-name="Internet_20_link"><text:span text:style-name="T23"> do Projeto</text:span></text:span></text:a></text:p>
          </table:table-cell>
        </table:table-row>
        <table:table-row table:style-name="Tabela2.3">
          <table:table-cell table:style-name="Tabela2.A1" office:value-type="string">
            <text:p text:style-name="P2">Caroline Moura Garcia Ita</text:p>
          </table:table-cell>
          <table:table-cell table:style-name="Tabela2.B1" office:value-type="string">
            <text:p text:style-name="P8"><text:span text:style-name="Internet_20_link"><text:span text:style-name="T23">Gerente</text:span></text:span><text:a xlink:type="simple" xlink:href="http://www.wthreex.com/rup/process/workers/wk_sysan.htm" text:style-name="Internet_20_link" text:visited-style-name="Visited_20_Internet_20_Link"><text:span text:style-name="Internet_20_link"><text:span text:style-name="T23"> e desenvolvedora do Sistema</text:span></text:span></text:a></text:p>
          </table:table-cell>
        </table:table-row>
        <table:table-row table:style-name="Tabela2.3">
          <table:table-cell table:style-name="Tabela2.A1" office:value-type="string">
            <text:p text:style-name="P56">Ivan Almeida</text:p>
          </table:table-cell>
          <table:table-cell table:style-name="Tabela2.B1" office:value-type="string">
            <text:p text:style-name="P8"><text:span text:style-name="Internet_20_link"><text:span text:style-name="T23">Gerente</text:span></text:span><text:a xlink:type="simple" xlink:href="http://www.wthreex.com/rup/process/workers/wk_sysan.htm" text:style-name="Internet_20_link" text:visited-style-name="Visited_20_Internet_20_Link"><text:span text:style-name="Internet_20_link"><text:span text:style-name="T23"> e desenvolvedor do Sistema</text:span></text:span></text:a></text:p>
          </table:table-cell>
        </table:table-row>
        <table:table-row table:style-name="Tabela2.1">
          <table:table-cell table:style-name="Tabela2.A1" office:value-type="string">
            <text:p text:style-name="P2">Walter Baleco</text:p>
          </table:table-cell>
          <table:table-cell table:style-name="Tabela2.B1" office:value-type="string">
            <text:p text:style-name="P8"><text:span text:style-name="Internet_20_link"><text:span text:style-name="T23">Gerente e d</text:span></text:span><text:a xlink:type="simple" xlink:href="http://www.wthreex.com/rup/process/workers/wk_implm.htm" text:style-name="Internet_20_link" text:visited-style-name="Visited_20_Internet_20_Link"><text:span text:style-name="Internet_20_link"><text:span text:style-name="T23">esenvolvedor</text:span></text:span></text:a><text:span text:style-name="Internet_20_link"><text:span text:style-name="T23"> do sistema</text:span></text:span></text:p>
            <text:p text:style-name="P2"/>
          </table:table-cell>
        </table:table-row>
      </table:table>
      <text:p text:style-name="P35"/>
      <text:p text:style-name="P27"/>
      <text:list xml:id="list153552487011689" text:continue-numbering="true" text:style-name="WW8Num1">
        <text:list-item>
          <text:h text:style-name="P68" text:outline-level="1">4.                  Processo de Gerenciamento.</text:h>
        </text:list-item>
      </text:list>
      <text:list xml:id="list8734396340972570763" text:style-name="WW8Num5">
        <text:list-item>
          <text:list>
            <text:list-item>
              <text:h text:style-name="P74" text:outline-level="2">Estimativas do Projeto</text:h>
            </text:list-item>
          </text:list>
        </text:list-item>
      </text:list>
      <text:list xml:id="list153553521995503" text:continue-list="list153552487011689" text:style-name="WW8Num1">
        <text:list-item>
          <text:list>
            <text:list-item>
              <text:h text:style-name="P75" text:outline-level="2">Será utilizado a métrica de valor atribuído, de acordo com o monitoramento das tarefas das diversas fases do projeto.</text:h>
            </text:list-item>
          </text:list>
        </text:list-item>
      </text:list>
      <text:p text:style-name="P34"/>
      <text:list xml:id="list153553442269311" text:continue-list="list8734396340972570763" text:style-name="WW8Num5">
        <text:list-item>
          <text:list>
            <text:list-item>
              <text:h text:style-name="P74" text:outline-level="2">Cronograma.</text:h>
            </text:list-item>
          </text:list>
        </text:list-item>
      </text:list>
      <text:list xml:id="list153554434246818" text:continue-list="list153553521995503" text:style-name="WW8Num1">
        <text:list-item>
          <text:list>
            <text:list-item>
              <text:h text:style-name="P75" text:outline-level="2">Vide anexo.</text:h>
            </text:list-item>
          </text:list>
        </text:list-item>
      </text:list>
      <text:list xml:id="list153554129185486" text:continue-list="list153553442269311" text:style-name="WW8Num5">
        <text:list-item>
          <text:list>
            <text:list-item>
              <text:h text:style-name="P69" text:outline-level="2">Controle e Monitoramento do Projeto</text:h>
            </text:list-item>
          </text:list>
        </text:list-item>
      </text:list>
      <text:p text:style-name="P30"><text:span text:style-name="Strong_20_Emphasis"><text:span text:style-name="T9">Gerenciamento de Requisitos</text:span></text:span></text:p>
      <text:p text:style-name="P31">Os requisitos desse sistema são capturados no Documento de Visão. As mudanças solicitadas nos requisitos são capturadas nas Solicitações de Mudança e são aprovadas como parte do processo de Gerenciamento de Configuração. </text:p>
      <text:p text:style-name="P31"/>
      <text:p text:style-name="P30"><text:span text:style-name="Strong_20_Emphasis"><text:span text:style-name="T9">Controle de Qualidade</text:span></text:span></text:p>
      <text:p text:style-name="P31">Os defeitos serão registrados e rastreados como Solicitações de Mudança, e as métricas de defeitos serão reunidas. </text:p>
      <text:p text:style-name="P31">Será necessário que todos os produtos liberados sejam submetidos ao processo de revisão adequado, conforme está descrito no Caso de Desenvolvimento. A revisão é necessária para assegurar que cada produto liberado seja de qualidade aceitável, usando as orientações descritas nos pontos de verificação e nas diretrizes de revisão do RUP para Projetos Pequenos.</text:p>
      <text:p text:style-name="P31">Todos os defeitos encontrados durante a revisão que não forem corrigidos antes da liberação para integração deverão ser capturados como Solicitações de Mudança para que não sejam esquecidos.</text:p>
      <text:p text:style-name="P31"/>
      <text:p text:style-name="P30"><text:soft-page-break/><text:span text:style-name="Strong_20_Emphasis"><text:span text:style-name="T9">Relatórios e Métricas</text:span></text:span></text:p>
      <text:p text:style-name="P31">No final de cada iteração, serão geradas estimativas atualizadas de programação, e relatórios de resumo de métricas.</text:p>
      <text:p text:style-name="P31">O valor atribuído às tarefas concluídas. É usado para refazer a estimativa da programação e do orçamento para o restante do projeto e/ou para identificar a necessidade de mudanças no escopo. </text:p>
      <text:p text:style-name="P31">Todos os defeitos abertos e fechados - mostrados como um gráfico de tendências. São usados para ajudar a estimar o esforço restante necessário para corrigir defeitos. </text:p>
      <text:p text:style-name="P26"><text:span text:style-name="Strong_20_Emphasis"><text:span text:style-name="T9">Gerenciamento de Riscos </text:span></text:span></text:p>
      <text:p text:style-name="P31">Os riscos do projeto serão avaliados pelo menos uma vez em cada iteração e documentadas nesta tabela. Os riscos de maior magnitude serão listados com classificação do risco = ALTO.</text:p>
      <text:p text:style-name="P3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table:number-columns-spanned="2" office:value-type="string">
            <text:p text:style-name="P11">Tipo de Risco</text:p>
          </table:table-cell>
          <table:covered-table-cell/>
          <table:table-cell table:style-name="Tabela3.A1" office:value-type="string">
            <text:p text:style-name="P11">Descrição</text:p>
          </table:table-cell>
          <table:table-cell table:style-name="Tabela3.A1" office:value-type="string">
            <text:p text:style-name="P11">Ação</text:p>
          </table:table-cell>
          <table:table-cell table:style-name="Tabela3.E1" office:value-type="string">
            <text:p text:style-name="P11">Responsável</text:p>
          </table:table-cell>
        </table:table-row>
        <table:table-row table:style-name="Tabela3.1">
          <table:table-cell table:style-name="Tabela3.A2" office:value-type="string">
            <text:p text:style-name="P3"/>
          </table:table-cell>
          <table:table-cell table:style-name="Tabela3.B2" table:number-columns-spanned="4" office:value-type="string">
            <text:p text:style-name="P14">Riscos Recurso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3"/>
          </table:table-cell>
          <table:table-cell table:style-name="Tabela3.B3" office:value-type="string">
            <text:p text:style-name="P11">Fundos</text:p>
          </table:table-cell>
          <table:table-cell table:style-name="Tabela3.C3" office:value-type="string">
            <text:p text:style-name="P16">Não se aplica.</text:p>
          </table:table-cell>
          <table:table-cell table:style-name="Tabela3.D3" office:value-type="string">
            <text:p text:style-name="P16">-----</text:p>
          </table:table-cell>
          <table:table-cell table:style-name="Tabela3.E3" office:value-type="string">
            <text:p text:style-name="P16">-----</text:p>
          </table:table-cell>
        </table:table-row>
        <table:table-row table:style-name="Tabela3.4">
          <table:table-cell table:style-name="Tabela3.A4" office:value-type="string">
            <text:p text:style-name="P3"/>
          </table:table-cell>
          <table:table-cell table:style-name="Tabela3.B4" office:value-type="string">
            <text:p text:style-name="P11">Pessoal</text:p>
          </table:table-cell>
          <table:table-cell table:style-name="Tabela3.C4" office:value-type="string">
            <text:p text:style-name="P16">Quantidade insuficiente de colaboradores</text:p>
          </table:table-cell>
          <table:table-cell table:style-name="Tabela3.D4" office:value-type="string">
            <text:p text:style-name="P16">Recrutamento de pessoal interessado, de acordo com as necessidades do Projeto.</text:p>
          </table:table-cell>
          <table:table-cell table:style-name="Tabela3.E4" office:value-type="string">
            <text:p text:style-name="P16">Gerente de Projeto</text:p>
          </table:table-cell>
        </table:table-row>
        <table:table-row table:style-name="Tabela3.1">
          <table:table-cell table:style-name="Tabela3.A5" office:value-type="string">
            <text:p text:style-name="P3"/>
          </table:table-cell>
          <table:table-cell table:style-name="Tabela3.B5" office:value-type="string">
            <text:p text:style-name="P18"/>
          </table:table-cell>
          <table:table-cell table:style-name="Tabela3.C5" office:value-type="string">
            <text:p text:style-name="P16">Pessoal sem capacidades e experiência apropriada</text:p>
          </table:table-cell>
          <table:table-cell table:style-name="Tabela3.D5" office:value-type="string">
            <text:p text:style-name="P16">Capacitação dos colaboradores, para que se adéquam as necessidades do Projeto.</text:p>
          </table:table-cell>
          <table:table-cell table:style-name="Tabela3.E5" office:value-type="string">
            <text:p text:style-name="P16">Gerente de Projeto</text:p>
          </table:table-cell>
        </table:table-row>
        <table:table-row table:style-name="Tabela3.1">
          <table:table-cell table:style-name="Tabela3.A6" office:value-type="string">
            <text:p text:style-name="P3"/>
          </table:table-cell>
          <table:table-cell table:style-name="Tabela3.B6" office:value-type="string">
            <text:p text:style-name="P18"/>
          </table:table-cell>
          <table:table-cell table:style-name="Tabela3.C6" office:value-type="string">
            <text:p text:style-name="P16">Descrença no sucesso do Projeto</text:p>
          </table:table-cell>
          <table:table-cell table:style-name="Tabela3.D6" office:value-type="string">
            <text:p text:style-name="P16">Incentivo e motivação da equipe.</text:p>
          </table:table-cell>
          <table:table-cell table:style-name="Tabela3.E6" office:value-type="string">
            <text:p text:style-name="P16">Gerente de Projeto</text:p>
          </table:table-cell>
        </table:table-row>
        <table:table-row table:style-name="Tabela3.1">
          <table:table-cell table:style-name="Tabela3.A7" office:value-type="string">
            <text:p text:style-name="P3"/>
          </table:table-cell>
          <table:table-cell table:style-name="Tabela3.B7" office:value-type="string">
            <text:p text:style-name="P11">Tempo</text:p>
          </table:table-cell>
          <table:table-cell table:style-name="Tabela3.C7" office:value-type="string">
            <text:p text:style-name="P16">Tempo insuficiente para realização das atividades</text:p>
          </table:table-cell>
          <table:table-cell table:style-name="Tabela3.D7" office:value-type="string">
            <text:p text:style-name="P18"/>
          </table:table-cell>
          <table:table-cell table:style-name="Tabela3.E7" office:value-type="string">
            <text:p text:style-name="P18"/>
          </table:table-cell>
        </table:table-row>
        <table:table-row table:style-name="Tabela3.1">
          <table:table-cell table:style-name="Tabela3.A8" office:value-type="string">
            <text:p text:style-name="P3"/>
          </table:table-cell>
          <table:table-cell table:style-name="Tabela3.B8" office:value-type="string">
            <text:p text:style-name="P18"/>
          </table:table-cell>
          <table:table-cell table:style-name="Tabela3.C8" office:value-type="string">
            <text:p text:style-name="P16">Data indeterminada para entrega/liberação</text:p>
          </table:table-cell>
          <table:table-cell table:style-name="Tabela3.D8" office:value-type="string">
            <text:p text:style-name="P18"/>
          </table:table-cell>
          <table:table-cell table:style-name="Tabela3.E8" office:value-type="string">
            <text:p text:style-name="P18"/>
          </table:table-cell>
        </table:table-row>
        <table:table-row table:style-name="Tabela3.1">
          <table:table-cell table:style-name="Tabela3.A9" office:value-type="string">
            <text:p text:style-name="P3"/>
          </table:table-cell>
          <table:table-cell table:style-name="Tabela3.B9" office:value-type="string">
            <text:p text:style-name="P12">Dependência externa</text:p>
          </table:table-cell>
          <table:table-cell table:style-name="Tabela3.C9" office:value-type="string">
            <text:p text:style-name="P17">Falta informação do projeto.</text:p>
          </table:table-cell>
          <table:table-cell table:style-name="Tabela3.D9" office:value-type="string">
            <text:p text:style-name="P17">Buscar apoio e recursos em outros meios, exemplo: empresas particulares de transporte.</text:p>
          </table:table-cell>
          <table:table-cell table:style-name="Tabela3.E9" office:value-type="string">
            <text:p text:style-name="P17">Gerente do Projeto</text:p>
          </table:table-cell>
        </table:table-row>
        <table:table-row table:style-name="Tabela3.1">
          <table:table-cell table:style-name="Tabela3.A10" office:value-type="string">
            <text:p text:style-name="P3"/>
          </table:table-cell>
          <table:table-cell table:style-name="Tabela3.A1" office:value-type="string">
            <text:p text:style-name="P18"/>
          </table:table-cell>
          <table:table-cell table:style-name="Tabela3.A1" office:value-type="string">
            <text:p text:style-name="P18"/>
          </table:table-cell>
          <table:table-cell table:style-name="Tabela3.A1" office:value-type="string">
            <text:p text:style-name="P18"/>
          </table:table-cell>
          <table:table-cell table:style-name="Tabela3.E1" office:value-type="string">
            <text:p text:style-name="P18"/>
          </table:table-cell>
        </table:table-row>
        <table:table-row table:style-name="Tabela3.1">
          <table:table-cell table:style-name="Tabela3.A11" office:value-type="string">
            <text:p text:style-name="P3"/>
          </table:table-cell>
          <table:table-cell table:style-name="Tabela3.B11" table:number-columns-spanned="4" office:value-type="string">
            <text:p text:style-name="P14">Riscos Técnicos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2" office:value-type="string">
            <text:p text:style-name="P3"/>
          </table:table-cell>
          <table:table-cell table:style-name="Tabela3.B12" office:value-type="string">
            <text:p text:style-name="P11">Escopo</text:p>
          </table:table-cell>
          <table:table-cell table:style-name="Tabela3.C12" office:value-type="string">
            <text:p text:style-name="P16">Impossibilidade de medir o escopo</text:p>
          </table:table-cell>
          <table:table-cell table:style-name="Tabela3.D12" office:value-type="string">
            <text:p text:style-name="P18"/>
          </table:table-cell>
          <table:table-cell table:style-name="Tabela3.E12" office:value-type="string">
            <text:p text:style-name="P18"/>
          </table:table-cell>
        </table:table-row>
        <table:table-row table:style-name="Tabela3.1">
          <table:table-cell table:style-name="Tabela3.A13" office:value-type="string">
            <text:p text:style-name="P3"/>
          </table:table-cell>
          <table:table-cell table:style-name="Tabela3.B13" office:value-type="string">
            <text:p text:style-name="P13"/>
          </table:table-cell>
          <table:table-cell table:style-name="Tabela3.C13" office:value-type="string">
            <text:p text:style-name="P16">Instabilidade do escopo</text:p>
          </table:table-cell>
          <table:table-cell table:style-name="Tabela3.D13" office:value-type="string">
            <text:p text:style-name="P18"/>
          </table:table-cell>
          <table:table-cell table:style-name="Tabela3.E13" office:value-type="string">
            <text:p text:style-name="P18"/>
          </table:table-cell>
        </table:table-row>
        <table:table-row table:style-name="Tabela3.1">
          <table:table-cell table:style-name="Tabela3.A14" office:value-type="string">
            <text:p text:style-name="P3"/>
          </table:table-cell>
          <table:table-cell table:style-name="Tabela3.B14" office:value-type="string">
            <text:p text:style-name="P13"/>
          </table:table-cell>
          <table:table-cell table:style-name="Tabela3.C14" office:value-type="string">
            <text:p text:style-name="P16">Inflexibilidade da escala de tempo</text:p>
          </table:table-cell>
          <table:table-cell table:style-name="Tabela3.D14" office:value-type="string">
            <text:p text:style-name="P18"/>
          </table:table-cell>
          <table:table-cell table:style-name="Tabela3.E14" office:value-type="string">
            <text:p text:style-name="P18"/>
          </table:table-cell>
        </table:table-row>
        <table:table-row table:style-name="Tabela3.1">
          <table:table-cell table:style-name="Tabela3.A15" office:value-type="string">
            <text:p text:style-name="P3"/>
          </table:table-cell>
          <table:table-cell table:style-name="Tabela3.B15" office:value-type="string">
            <text:p text:style-name="P13"/>
          </table:table-cell>
          <table:table-cell table:style-name="Tabela3.C15" office:value-type="string">
            <text:p text:style-name="P16">Requisitos não compreendidos</text:p>
          </table:table-cell>
          <table:table-cell table:style-name="Tabela3.D15" office:value-type="string">
            <text:p text:style-name="P18"/>
          </table:table-cell>
          <table:table-cell table:style-name="Tabela3.E15" office:value-type="string">
            <text:p text:style-name="P18"/>
          </table:table-cell>
        </table:table-row>
        <table:table-row table:style-name="Tabela3.16">
          <table:table-cell table:style-name="Tabela3.A16" office:value-type="string">
            <text:p text:style-name="P3"/>
          </table:table-cell>
          <table:table-cell table:style-name="Tabela3.B16" office:value-type="string">
            <text:p text:style-name="P11">Tecnologia</text:p>
          </table:table-cell>
          <table:table-cell table:style-name="Tabela3.C16" office:value-type="string">
            <text:p text:style-name="P16">Banco de dados não processa o número de transações por segundo como esperado</text:p>
          </table:table-cell>
          <table:table-cell table:style-name="Tabela3.D16" office:value-type="string">
            <text:p text:style-name="P16">Verificar a disponibilidade de adquirir um banco de dados de alta performance no início do Projeto.</text:p>
          </table:table-cell>
          <table:table-cell table:style-name="Tabela3.E16" office:value-type="string">
            <text:p text:style-name="P18"/>
          </table:table-cell>
        </table:table-row>
        <text:soft-page-break/>
        <table:table-row table:style-name="Tabela3.16">
          <table:table-cell table:style-name="Tabela3.A17" office:value-type="string">
            <text:p text:style-name="P3"/>
          </table:table-cell>
          <table:table-cell table:style-name="Tabela3.B17" office:value-type="string">
            <text:p text:style-name="P13"/>
          </table:table-cell>
          <table:table-cell table:style-name="Tabela3.C17" office:value-type="string">
            <text:p text:style-name="P16">Componentes de software que serão reutilizados contêm defeitos que limitam suas funcionalidades</text:p>
          </table:table-cell>
          <table:table-cell table:style-name="Tabela3.D17" office:value-type="string">
            <text:p text:style-name="P16">Substituir componentes defeituosos por componentes pré-desenvolvidos por fontes confiáveis.</text:p>
          </table:table-cell>
          <table:table-cell table:style-name="Tabela3.E17" office:value-type="string">
            <text:p text:style-name="P18"/>
          </table:table-cell>
        </table:table-row>
        <table:table-row table:style-name="Tabela3.1">
          <table:table-cell table:style-name="Tabela3.A18" office:value-type="string">
            <text:p text:style-name="P3"/>
          </table:table-cell>
          <table:table-cell table:style-name="Tabela3.B18" office:value-type="string">
            <text:p text:style-name="P11">Dependência externa</text:p>
          </table:table-cell>
          <table:table-cell table:style-name="Tabela3.C18" office:value-type="string">
            <text:p text:style-name="P16">Dependência de produtos prontos ou de componentes desenvolvidos externamente</text:p>
          </table:table-cell>
          <table:table-cell table:style-name="Tabela3.D18" office:value-type="string">
            <text:p text:style-name="P18"/>
          </table:table-cell>
          <table:table-cell table:style-name="Tabela3.E18" office:value-type="string">
            <text:p text:style-name="P18"/>
          </table:table-cell>
        </table:table-row>
        <table:table-row table:style-name="Tabela3.1">
          <table:table-cell table:style-name="Tabela3.A19" office:value-type="string">
            <text:p text:style-name="P3"/>
          </table:table-cell>
          <table:table-cell table:style-name="Tabela3.B19" office:value-type="string">
            <text:p text:style-name="P13"/>
          </table:table-cell>
          <table:table-cell table:style-name="Tabela3.C19" office:value-type="string">
            <text:p text:style-name="P18"/>
          </table:table-cell>
          <table:table-cell table:style-name="Tabela3.D19" office:value-type="string">
            <text:p text:style-name="P18"/>
          </table:table-cell>
          <table:table-cell table:style-name="Tabela3.E19" office:value-type="string">
            <text:p text:style-name="P18"/>
          </table:table-cell>
        </table:table-row>
        <table:table-row table:style-name="Tabela3.1">
          <table:table-cell table:style-name="Tabela3.A20" office:value-type="string">
            <text:p text:style-name="P3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8"/>
          </table:table-cell>
          <table:table-cell table:style-name="Tabela3.A1" office:value-type="string">
            <text:p text:style-name="P18"/>
          </table:table-cell>
          <table:table-cell table:style-name="Tabela3.E1" office:value-type="string">
            <text:p text:style-name="P18"/>
          </table:table-cell>
        </table:table-row>
        <table:table-row table:style-name="Tabela3.1">
          <table:table-cell table:style-name="Tabela3.A21" office:value-type="string">
            <text:p text:style-name="P3"/>
          </table:table-cell>
          <table:table-cell table:style-name="Tabela3.B21" table:number-columns-spanned="4" office:value-type="string">
            <text:p text:style-name="P14">Riscos de Programação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22" office:value-type="string">
            <text:p text:style-name="P3"/>
          </table:table-cell>
          <table:table-cell table:style-name="Tabela3.B22" office:value-type="string">
            <text:p text:style-name="P18"/>
          </table:table-cell>
          <table:table-cell table:style-name="Tabela3.C22" office:value-type="string">
            <text:p text:style-name="P16">Indisponibilidade de ferramentas apropriadas</text:p>
          </table:table-cell>
          <table:table-cell table:style-name="Tabela3.D22" office:value-type="string">
            <text:p text:style-name="P18"/>
          </table:table-cell>
          <table:table-cell table:style-name="Tabela3.E22" office:value-type="string">
            <text:p text:style-name="P18"/>
          </table:table-cell>
        </table:table-row>
        <table:table-row table:style-name="Tabela3.1">
          <table:table-cell table:style-name="Tabela3.A23" office:value-type="string">
            <text:p text:style-name="P3"/>
          </table:table-cell>
          <table:table-cell table:style-name="Tabela3.B23" office:value-type="string">
            <text:p text:style-name="P18"/>
          </table:table-cell>
          <table:table-cell table:style-name="Tabela3.C23" office:value-type="string">
            <text:p text:style-name="P16">Inexperiência da equipe</text:p>
          </table:table-cell>
          <table:table-cell table:style-name="Tabela3.D23" office:value-type="string">
            <text:p text:style-name="P18"/>
          </table:table-cell>
          <table:table-cell table:style-name="Tabela3.E23" office:value-type="string">
            <text:p text:style-name="P18"/>
          </table:table-cell>
        </table:table-row>
        <table:table-row table:style-name="Tabela3.1">
          <table:table-cell table:style-name="Tabela3.A24" office:value-type="string">
            <text:p text:style-name="P3"/>
          </table:table-cell>
          <table:table-cell table:style-name="Tabela3.B24" office:value-type="string">
            <text:p text:style-name="P18"/>
          </table:table-cell>
          <table:table-cell table:style-name="Tabela3.C24" office:value-type="string">
            <text:p text:style-name="P17">Complexidade da ferramenta</text:p>
            <text:p text:style-name="P16">Restrições de armazenamento</text:p>
          </table:table-cell>
          <table:table-cell table:style-name="Tabela3.D24" office:value-type="string">
            <text:p text:style-name="P18"/>
          </table:table-cell>
          <table:table-cell table:style-name="Tabela3.E24" office:value-type="string">
            <text:p text:style-name="P18"/>
          </table:table-cell>
        </table:table-row>
      </table:table>
      <text:p text:style-name="P35"> </text:p>
      <text:p text:style-name="P30"><text:span text:style-name="Strong_20_Emphasis"><text:span text:style-name="T9">Gerenciamento de Configuração</text:span></text:span></text:p>
      <text:p text:style-name="P31">Serão selecionadas ferramentas apropriadas que fornecem um banco de dados de Solicitações de Mudança e um repositório controlado de versões dos artefatos do projeto. </text:p>
      <text:p text:style-name="P31">Fica decidido que as ferramentas utilizadas serão:</text:p>
      <text:p text:style-name="P31">Para o desenvolvimento a Linguagem de programação Java, na IDE Eclipse Kepler, JSF 2.0 (JavaServer Faces) com Facelets, Primefaces. Conexão com o bando JPA 2.0 e hibernate.</text:p>
      <text:p text:style-name="P31">O gerenciador de banco de dados utilizado no projeto será o Mysql.</text:p>
      <text:p text:style-name="P31">No controle de Gerenciamento SVN e REDMINE, ferramentas de repositório Github e 4shared por segurança.</text:p>
      <text:p text:style-name="P31">Os artefatos de modelagem e arquitetura serão confeccionados Enterprise Architect (EA).</text:p>
      <text:p text:style-name="P31"><text:soft-page-break/>A arquitetura escolhida foi o modelo três camadas, sendo a MVC a arquitetura utilizada.</text:p>
      <text:p text:style-name="P30"><text:span text:style-name="T9">Servidor de aplicação </text:span><text:span text:style-name="T11">Apache</text:span><text:span text:style-name="T9"> e aplicativos da BR office para elaboração dos demais documentos.</text:span></text:p>
      <text:p text:style-name="P31">Todo o código-fonte, os scripts de teste e os arquivos de dados serão incluídos nas baselines.</text:p>
      <text:p text:style-name="P31">A documentação relacionada ao código-fonte também será incluída na baseline como, por exemplo, a documentação de design.</text:p>
      <text:p text:style-name="P30"><text:span text:style-name="T16"><text:s/></text:span><text:span text:style-name="T9">Todos os artefatos liberados para o cliente serão incluídos na baseline final da iteração, inclusive os executáveis.</text:span></text:p>
      <text:p text:style-name="P31">As Solicitações de Mudança serão revisadas e aprovadas por um membro do projeto, o que exerce o papel de Gerente de Controle de Mudança.</text:p>
      <text:p text:style-name="P31">Todas as ferramentas devem ser instaladas nas máquinas da equipe (configuração de ambiente).</text:p>
      <text:p text:style-name="P31">Os backups completos são efetuados diariamente, durante a noite. </text:p>
      <text:p text:style-name="P27"/>
      <text:list xml:id="list153553013322589" text:continue-list="list153554434246818" text:style-name="WW8Num1">
        <text:list-item>
          <text:h text:style-name="P66" text:outline-level="1">5.                  Anexos</text:h>
        </text:list-item>
      </text:list>
      <text:p text:style-name="P7">Projeto <text:span text:style-name="T27">WeAnt</text:span>(Sistema Integrado de <text:span text:style-name="T27">Gestão de Transporte</text:span>)</text:p>
      <text:p text:style-name="P10"><text:span text:style-name="T22"><text:tab/> <text:s text:c="13"/></text:span><text:span text:style-name="T5"><text:tab/>Plano do projeto.</text:span></text:p>
      <text:p text:style-name="P5"/>
      <text:list xml:id="list6470944261737477223" text:style-name="WW8Num6">
        <text:list-item>
          <text:p text:style-name="P81">Planejamento.</text:p>
          <text:list>
            <text:list-item>
              <text:list>
                <text:list-item>
                  <text:p text:style-name="P101">- Estimar o escopo do projeto;</text:p>
                </text:list-item>
                <text:list-item>
                  <text:p text:style-name="P83">- Estimar prazo e custo do projeto;</text:p>
                </text:list-item>
                <text:list-item>
                  <text:p text:style-name="P83">- Estabelecer estimativa de produto do trabalho e atribuir tarefas;</text:p>
                </text:list-item>
                <text:list-item>
                  <text:p text:style-name="P83">- Definir os ciclos de vida do projeto;</text:p>
                </text:list-item>
                <text:list-item>
                  <text:p text:style-name="P83">- Planejar a gestão de comunicação (informação);</text:p>
                </text:list-item>
                <text:list-item>
                  <text:p text:style-name="P102">- Planejar as habilidades e treinamento da equipe necessário;</text:p>
                </text:list-item>
                <text:list-item>
                  <text:p text:style-name="P104">- Definir um implementador do projeto;</text:p>
                </text:list-item>
                <text:list-item>
                  <text:p text:style-name="P103">- Definir um integrador do projeto;</text:p>
                </text:list-item>
                <text:list-item>
                  <text:p text:style-name="P107">- Planejar quais ferramentas serão usadas.</text:p>
                </text:list-item>
                <text:list-item>
                  <text:p text:style-name="P108">- Planejar a revisão do projeto;</text:p>
                </text:list-item>
                <text:list-item>
                  <text:p text:style-name="P109"><text:span text:style-name="T16"><text:s/></text:span><text:span text:style-name="T9">- Elaborar um plano de projeto do sistema todo, diretrizes básicas, incluindo papéis e responsabilidades;</text:span></text:p>
                </text:list-item>
                <text:list-item>
                  <text:p text:style-name="P109"><text:span text:style-name="T16"><text:s/></text:span><text:span text:style-name="T9">- Obter comprometimento com o plano;</text:span></text:p>
                </text:list-item>
                <text:list-item>
                  <text:p text:style-name="P109"><text:span text:style-name="T16"><text:s/></text:span><text:span text:style-name="T9">- Planejar os recursos do projeto, equipe e membros da equipe necessários para o desenvolvimento;</text:span></text:p>
                </text:list-item>
                <text:list-item>
                  <text:p text:style-name="P111"><text:span text:style-name="T16"><text:s/></text:span><text:span text:style-name="T9">- Atribuir responsabilidade e autoridade para os membros da equipe na execução do processo;</text:span></text:p>
                </text:list-item>
                <text:list-item>
                  <text:p text:style-name="P111"><text:span text:style-name="T16"><text:s/></text:span><text:span text:style-name="T9">- Definir e documentar o processo de distribuição de tarefa;</text:span></text:p>
                </text:list-item>
                <text:list-item>
                  <text:p text:style-name="P111"><text:span text:style-name="T16"><text:s/></text:span><text:span text:style-name="T9">- Elaborar cronograma padrão </text:span><text:span text:style-name="T12">RedMine</text:span><text:span text:style-name="T9"> – fases (que sempre será utilizado por todos);</text:span></text:p>
                </text:list-item>
                <text:list-item>
                  <text:p text:style-name="P110"><text:span text:style-name="T16"><text:s/></text:span><text:span text:style-name="T9">- Definir um template de relatório de status report que será sempre utilizado nas reuniões;</text:span></text:p>
                  <text:list>
                    <text:list-item>
                      <text:p text:style-name="P98"><text:span text:style-name="T16"><text:s/></text:span><text:span text:style-name="T9">- Definir template de relatório de produção de funcionalidades liberadas do sistema; </text:span></text:p>
                    </text:list-item>
                    <text:list-item>
                      <text:p text:style-name="P98"><text:span text:style-name="T16"><text:s/></text:span><text:span text:style-name="T9">- Definir template de relatório de produção de cada programador;</text:span></text:p>
                    </text:list-item>
                    <text:list-item>
                      <text:p text:style-name="P98"><text:span text:style-name="T16"><text:s/></text:span><text:span text:style-name="T9">- Definir template de relatório de velocidade;</text:span></text:p>
                    </text:list-item>
                  </text:list>
                </text:list-item>
                <text:list-item>
                  <text:p text:style-name="P111"><text:span text:style-name="T16"><text:s/></text:span><text:span text:style-name="T9">- Identificar e planejar gestão de risco;</text:span></text:p>
                </text:list-item>
                <text:list-item>
                  <text:p text:style-name="P111"><text:span text:style-name="T16"><text:s/></text:span><text:span text:style-name="T9">­- Assegurar gestão de qualidade (Status Report - Colocar os relatórios.);</text:span></text:p>
                </text:list-item>
              </text:list>
            </text:list-item>
          </text:list>
        </text:list-item>
      </text:list>
      <text:p text:style-name="P46"/>
      <text:p text:style-name="P47"/>
      <text:list xml:id="list153554368680343" text:continue-numbering="true" text:style-name="WW8Num6">
        <text:list-item>
          <text:list>
            <text:list-item>
              <text:p text:style-name="P98"><text:span text:style-name="T8"><text:s/></text:span><text:span text:style-name="T6">Planejamento de Comunicação.</text:span></text:p>
              <text:list>
                <text:list-item>
                  <text:p text:style-name="P58"><text:span text:style-name="T5">- O planejamento de comunicação está no documento de Plano de Comunicação de Projeto, que se encontra no repositório área Planejamento </text:span><text:span text:style-name="T25"></text:span><text:span text:style-name="T5"> Comunicação. </text:span></text:p>
                </text:list-item>
              </text:list>
            </text:list-item>
          </text:list>
        </text:list-item>
      </text:list>
      <text:p text:style-name="P21"><text:soft-page-break/></text:p>
      <text:list xml:id="list153553969077515" text:continue-numbering="true" text:style-name="WW8Num6">
        <text:list-item>
          <text:p text:style-name="P81">Modelagem.</text:p>
          <text:list>
            <text:list-item>
              <text:list>
                <text:list-item>
                  <text:p text:style-name="P83">Elaborar o Plano de gerenciamento de requisitos;</text:p>
                </text:list-item>
                <text:list-item>
                  <text:p text:style-name="P83">Levantar requisitos e montar planilha de requisitos;</text:p>
                </text:list-item>
                <text:list-item>
                  <text:p text:style-name="P83">Revisar a planilha de requisitos;</text:p>
                </text:list-item>
                <text:list-item>
                  <text:p text:style-name="P83">Elaborar documento de visão;</text:p>
                </text:list-item>
                <text:list-item>
                  <text:p text:style-name="P83">Modelagem simples;</text:p>
                </text:list-item>
                <text:list-item>
                  <text:p text:style-name="P83">Validar requisitos com o cliente;</text:p>
                </text:list-item>
                <text:list-item>
                  <text:p text:style-name="P83">Definição e elaboração dos cenários e casos de usos;</text:p>
                </text:list-item>
                <text:list-item>
                  <text:p text:style-name="P83">Os casos de uso serão divididos por pacotes;</text:p>
                </text:list-item>
                <text:list-item>
                  <text:p text:style-name="P79">Todos os casos de usos terão a documentação de acordo com o template definido pela equipe de análise;</text:p>
                </text:list-item>
                <text:list-item>
                  <text:p text:style-name="P80">Descrever claramente o caso de uso;</text:p>
                </text:list-item>
                <text:list-item>
                  <text:p text:style-name="P84">Elaborar os Casos de Testes de acordo com os Casos de Uso.</text:p>
                </text:list-item>
                <text:list-item>
                  <text:p text:style-name="P84">Reunião com a equipe de analistas para revisar os casos de usos de cada pacote;</text:p>
                </text:list-item>
                <text:list-item>
                  <text:p text:style-name="P83">Definir classes do sistema;</text:p>
                </text:list-item>
                <text:list-item>
                  <text:p text:style-name="P83">Garantir que sejam fornecidas informações suficientes para implementar a classe sem ambiguidades;</text:p>
                </text:list-item>
                <text:list-item>
                  <text:p text:style-name="P86">Tratar os requisitos não-funcionais relativos à classe;</text:p>
                </text:list-item>
                <text:list-item>
                  <text:p text:style-name="P83">Elaborar uma planilha do detalhamento de cada classe e o nível de prioridade de cada uma das mesmas;</text:p>
                </text:list-item>
                <text:list-item>
                  <text:p text:style-name="P83">Descrever os atributos, definir os métodos de cada classe;</text:p>
                </text:list-item>
                <text:list-item>
                  <text:p text:style-name="P83">Definição de diagramas de classes;</text:p>
                </text:list-item>
                <text:list-item>
                  <text:p text:style-name="P86">Garantir que a classe informe o comportamento necessário às realizações dos casos de uso;</text:p>
                </text:list-item>
                <text:list-item>
                  <text:p text:style-name="P83">Definir o design da classe;</text:p>
                </text:list-item>
                <text:list-item>
                  <text:p text:style-name="P83">Definição de diagrama de objetos;</text:p>
                </text:list-item>
                <text:list-item>
                  <text:p text:style-name="P83">Definição de diagrama de componentes;</text:p>
                </text:list-item>
                <text:list-item>
                  <text:p text:style-name="P83">Definição de diagrama de pacotes;</text:p>
                </text:list-item>
                <text:list-item>
                  <text:p text:style-name="P83">Definição de diagrama de casos de uso;</text:p>
                </text:list-item>
                <text:list-item>
                  <text:p text:style-name="P83">Definição de diagrama de atividades;</text:p>
                </text:list-item>
                <text:list-item>
                  <text:p text:style-name="P83">Definição de diagrama de <text:s/>sequência;</text:p>
                </text:list-item>
                <text:list-item>
                  <text:p text:style-name="P86">Incorporar os mecanismos de design usados pela classe;</text:p>
                </text:list-item>
                <text:list-item>
                  <text:p text:style-name="P83">Elaborar plano de gestão de mudanças nos requisitos do projeto;</text:p>
                </text:list-item>
                <text:list-item>
                  <text:p text:style-name="P83">Definir rastreamento dos requisitos do projeto;</text:p>
                </text:list-item>
                <text:list-item>
                  <text:p text:style-name="P83">Elaborar o diagrama de classes persistentes do banco de dados;</text:p>
                </text:list-item>
                <text:list-item>
                  <text:p text:style-name="P83">Definição de diagramas de modelos de dados relacionais;</text:p>
                </text:list-item>
                <text:list-item>
                  <text:p text:style-name="P83">Definição de diagrama de modelos de objetos;</text:p>
                </text:list-item>
                <text:list-item>
                  <text:p text:style-name="P83">Definir os dados persistentes para o armazenamento consistente e eficaz;</text:p>
                </text:list-item>
                <text:list-item>
                  <text:p text:style-name="P83"><text:soft-page-break/>Definir o comportamento que deve ser implementado no banco de dados;</text:p>
                </text:list-item>
                <text:list-item>
                  <text:p text:style-name="P83">Definir e projetar as estruturas das tabelas do banco;</text:p>
                </text:list-item>
                <text:list-item>
                  <text:p text:style-name="P83">Definir os tipos de consultas que serão executadas nos dados;</text:p>
                </text:list-item>
                <text:list-item>
                  <text:p text:style-name="P83">Definir tabelas de referência padrão no projeto;</text:p>
                </text:list-item>
                <text:list-item>
                  <text:p text:style-name="P83">Definir valores padrão para os atributos de dados;</text:p>
                </text:list-item>
                <text:list-item>
                  <text:p text:style-name="P83">Garantir a integridade do banco de dados;</text:p>
                </text:list-item>
                <text:list-item>
                  <text:p text:style-name="P83">Definir e determinar o comportamento da classe que pode ser distribuído e implementado no banco de dados;</text:p>
                </text:list-item>
                <text:list-item>
                  <text:p text:style-name="P83">Documentar os templates utilizados no processo de modelagem;</text:p>
                </text:list-item>
                <text:list-item>
                  <text:p text:style-name="P83">Documentar e ajustar todos os modelos de dados no EA, de todo o sistema.</text:p>
                </text:list-item>
              </text:list>
            </text:list-item>
          </text:list>
        </text:list-item>
      </text:list>
      <text:p text:style-name="P48"/>
      <text:p text:style-name="P49"/>
      <text:list xml:id="list153552673883715" text:continue-numbering="true" text:style-name="WW8Num6">
        <text:list-item>
          <text:p text:style-name="P81">Construção.</text:p>
          <text:list>
            <text:list-item>
              <text:list>
                <text:list-item>
                  <text:p text:style-name="P83">- Planejar ritmo sustentável do projeto, de 6 h semanais;</text:p>
                </text:list-item>
                <text:list-item>
                  <text:p text:style-name="P83">- Estabelecer programação em pares na equipe de desenvolvimento;</text:p>
                </text:list-item>
                <text:list-item>
                  <text:p text:style-name="P83">- Estabelecer padrões de codificação no projeto;</text:p>
                  <text:list>
                    <text:list-item>
                      <text:p text:style-name="P83">Definir um revisador de código no projeto;</text:p>
                    </text:list-item>
                  </text:list>
                </text:list-item>
                <text:list-item>
                  <text:p text:style-name="P83">- Estabelecer reusabilidade no projeto;</text:p>
                </text:list-item>
                <text:list-item>
                  <text:p text:style-name="P83">- Executar a codificação do projeto de acordo com as ferramentas do projeto; </text:p>
                </text:list-item>
                <text:list-item>
                  <text:p text:style-name="P98"><text:span text:style-name="T16">– </text:span><text:span text:style-name="T9">Executar a codificação do projeto de acordo com as diretrizes dos documentos de modelagem e análise;</text:span></text:p>
                </text:list-item>
                <text:list-item>
                  <text:p text:style-name="P83">- O código do projeto será de posse coletiva;</text:p>
                </text:list-item>
                <text:list-item>
                  <text:p text:style-name="P83">- Definir design simples no projeto;</text:p>
                </text:list-item>
                <text:list-item>
                  <text:p text:style-name="P83">- Elaborar os protótipos do projeto;</text:p>
                </text:list-item>
                <text:list-item>
                  <text:p text:style-name="P104">- Elaborar documentação de problemas encontrados e solucionados (lições aprendidas);</text:p>
                </text:list-item>
                <text:list-item>
                  <text:p text:style-name="P104">- Estabelecer plano de configuração e mudanças no projeto, na área de construção;</text:p>
                </text:list-item>
                <text:list-item>
                  <text:p text:style-name="P105"><text:span text:style-name="T16"><text:s/>– </text:span><text:span text:style-name="T9">Definir e documentar o processo de geração de build e release;</text:span></text:p>
                </text:list-item>
              </text:list>
            </text:list-item>
          </text:list>
        </text:list-item>
      </text:list>
      <text:list xml:id="list2482629554936694197" text:style-name="WW8Num19">
        <text:list-item>
          <text:list>
            <text:list-item>
              <text:list>
                <text:list-item>
                  <text:p text:style-name="P106"><text:span text:style-name="T16"><text:s/>– </text:span><text:span text:style-name="T9">Documentar a nova estrutura no repositório escolhido de acordo com a configuração e mudança;</text:span></text:p>
                </text:list-item>
                <text:list-item>
                  <text:p text:style-name="P106"><text:span text:style-name="T16">– </text:span><text:span text:style-name="T9">Definir estrutura de diretórios lógicos de acordo com o padrão de arquitetura: diretórios, pastas e configurações;</text:span></text:p>
                </text:list-item>
              </text:list>
            </text:list-item>
          </text:list>
        </text:list-item>
      </text:list>
      <text:p text:style-name="P38"/>
      <text:list xml:id="list153552988600567" text:continue-numbering="true" text:style-name="WW8Num19">
        <text:list-item>
          <text:list>
            <text:list-item>
              <text:p text:style-name="P82">Modelagem de Banco de Dados.</text:p>
              <text:list>
                <text:list-item>
                  <text:p text:style-name="P99"><text:soft-page-break/><text:span text:style-name="T16"><text:s/></text:span><text:span text:style-name="T9">Criar tabelas no Banco de Dados de acordo com as classes persistentes;</text:span></text:p>
                </text:list-item>
                <text:list-item>
                  <text:p text:style-name="P99"><text:span text:style-name="T16"><text:s/></text:span><text:span text:style-name="T9">Criar ou alterar os atributos;</text:span></text:p>
                </text:list-item>
                <text:list-item>
                  <text:p text:style-name="P99"><text:span text:style-name="T16"><text:s/></text:span><text:span text:style-name="T9">Criar índices das tabelas;</text:span></text:p>
                </text:list-item>
                <text:list-item>
                  <text:p text:style-name="P99"><text:span text:style-name="T16"><text:s/></text:span><text:span text:style-name="T9">Criar scripts de criação no Banco de Dados de todas as tabelas ativas do modelo;</text:span></text:p>
                </text:list-item>
                <text:list-item>
                  <text:p text:style-name="P99"><text:span text:style-name="T16"><text:s/></text:span><text:span text:style-name="T9">Criar as PKS, Primary Keys KEY e FKS – Foreing Keys das tabelas no Bando de Dados;</text:span></text:p>
                </text:list-item>
                <text:list-item>
                  <text:p text:style-name="P99"><text:span text:style-name="T16"><text:s/></text:span><text:span text:style-name="T9">Criar procedures necessárias à programação;</text:span></text:p>
                </text:list-item>
                <text:list-item>
                  <text:p text:style-name="P99"><text:span text:style-name="T16"><text:s/></text:span><text:span text:style-name="T9">Cria script de “insert” para todas as funcionalidades;</text:span></text:p>
                </text:list-item>
                <text:list-item>
                  <text:p text:style-name="P87">Organizar todos os scripts de criação do modelo de dados de cada sistema;</text:p>
                </text:list-item>
              </text:list>
            </text:list-item>
          </text:list>
        </text:list-item>
      </text:list>
      <text:p text:style-name="P38"/>
      <text:list xml:id="list153553242185425" text:continue-numbering="true" text:style-name="WW8Num19">
        <text:list-item>
          <text:p text:style-name="P82">Teste.</text:p>
          <text:list>
            <text:list-item>
              <text:list>
                <text:list-item>
                  <text:p text:style-name="P87">- Definir teste de aceitação do cliente no projeto;</text:p>
                </text:list-item>
                <text:list-item>
                  <text:p text:style-name="P87">- Definir, receber, avaliar e realizar casos de testes unitários;</text:p>
                </text:list-item>
                <text:list-item>
                  <text:p text:style-name="P99"><text:span text:style-name="T16">– </text:span><text:span text:style-name="T9">Realizar testes de integração;</text:span></text:p>
                </text:list-item>
                <text:list-item>
                  <text:p text:style-name="P99"><text:span text:style-name="T16">– </text:span><text:span text:style-name="T9">Realizar testes de scripts e procedures do banco de dados;</text:span></text:p>
                </text:list-item>
                <text:list-item>
                  <text:p text:style-name="P112">- Definir avaliação de testes, liberar os testes aprovados, devolver os testes reprovados para área de construção; </text:p>
                </text:list-item>
                <text:list-item>
                  <text:p text:style-name="P87">- Definir integração continua de cada versão testada e aprovada;</text:p>
                </text:list-item>
                <text:list-item>
                  <text:p text:style-name="P99"><text:span text:style-name="T16">– </text:span><text:span text:style-name="T9">Elaborar diagnostico de possíveis falhas do software;</text:span></text:p>
                </text:list-item>
              </text:list>
            </text:list-item>
          </text:list>
        </text:list-item>
      </text:list>
      <text:p text:style-name="P45"/>
      <text:list xml:id="list153554529098268" text:continue-numbering="true" text:style-name="WW8Num19">
        <text:list-item>
          <text:p text:style-name="P82">Implantação.</text:p>
          <text:list>
            <text:list-item>
              <text:list>
                <text:list-item>
                  <text:p text:style-name="P87">- Definir a instalação de servidores;</text:p>
                </text:list-item>
                <text:list-item>
                  <text:p text:style-name="P87">- Definir a instalação de servidores web;</text:p>
                </text:list-item>
                <text:list-item>
                  <text:p text:style-name="P87">- Planejar material de apoio ao usuário;</text:p>
                </text:list-item>
                <text:list-item>
                  <text:p text:style-name="P87">- Planejar testes de servidores, servidores web e redes;</text:p>
                </text:list-item>
                <text:list-item>
                  <text:p text:style-name="P87">- Estabelecer equipe de apoio;</text:p>
                </text:list-item>
                <text:list-item>
                  <text:p text:style-name="P87">- Planejar e executar a implantação do sistema;</text:p>
                </text:list-item>
                <text:list-item>
                  <text:p text:style-name="P87">- Definir a avaliação e a realização de treinamentos com os usuários;</text:p>
                </text:list-item>
                <text:list-item>
                  <text:p text:style-name="P87">- Elaborar correção das brechas no treinamento dos colaboradores;</text:p>
                </text:list-item>
                <text:list-item>
                  <text:p text:style-name="P87">- Definir plano de apoio para possíveis falhas;</text:p>
                </text:list-item>
              </text:list>
            </text:list-item>
          </text:list>
        </text:list-item>
      </text:list>
      <text:p text:style-name="P45"/>
      <text:list xml:id="list153552931092889" text:continue-numbering="true" text:style-name="WW8Num19">
        <text:list-item>
          <text:p text:style-name="P82">Gestão de Configuração e Mudança do Sistema (Manutenção).</text:p>
          <text:list>
            <text:list-item>
              <text:list>
                <text:list-item>
                  <text:p text:style-name="P87">- Definir soluções para problemas que surgiram;</text:p>
                </text:list-item>
                <text:list-item>
                  <text:p text:style-name="P99"><text:span text:style-name="T9">- Elaborar documentação de </text:span><text:span text:style-name="T19">registro de solicitações de mudança;</text:span></text:p>
                </text:list-item>
                <text:list-item>
                  <text:p text:style-name="P114">- Elaborar documentação de controle interno de solicitação de mudança;</text:p>
                </text:list-item>
                <text:list-item>
                  <text:p text:style-name="P96">- Estabelecer um comitê de controle de mudança;</text:p>
                  <text:list>
                    <text:list-item>
                      <text:p text:style-name="P116"><text:span text:style-name="T13">- </text:span><text:span text:style-name="T19">Reuniões serão realizadas para decidir se a mudança solicitada será feita ou não;</text:span></text:p>
                    </text:list-item>
                  </text:list>
                </text:list-item>
                <text:list-item>
                  <text:p text:style-name="P114"><text:soft-page-break/>- Definir um membro da equipe de cada setor como responsável pela mudança solicitada;</text:p>
                </text:list-item>
                <text:list-item>
                  <text:p text:style-name="P114">- Estabelecer analise de impacto das mudanças e das correções propostas;</text:p>
                </text:list-item>
                <text:list-item>
                  <text:p text:style-name="P114">- Elaborar verificação de teste de mudança realizada, para depois ser integrada ao sistema;</text:p>
                </text:list-item>
                <text:list-item>
                  <text:p text:style-name="P115"><text:span text:style-name="T20"><text:s/></text:span><text:span text:style-name="T19">- Analisar solicitação (se proceder);</text:span></text:p>
                </text:list-item>
                <text:list-item>
                  <text:p text:style-name="P115"><text:span text:style-name="T20"><text:s/></text:span><text:span text:style-name="T19">- Obter aprovação para liberação da solicitação da mudança;</text:span></text:p>
                  <text:list>
                    <text:list-item>
                      <text:p text:style-name="P96">- Correção divergências;</text:p>
                    </text:list-item>
                    <text:list-item>
                      <text:p text:style-name="P96">- Novas funcionalidades;</text:p>
                    </text:list-item>
                  </text:list>
                </text:list-item>
                <text:list-item>
                  <text:p text:style-name="P113">- Liberar solicitação de mudança para área responsável pela mudança;</text:p>
                </text:list-item>
                <text:list-item>
                  <text:p text:style-name="P113">- Planejar o cronograma de manutenção do sistema;</text:p>
                </text:list-item>
                <text:list-item>
                  <text:p text:style-name="P115"><text:span text:style-name="T17">– </text:span><text:span text:style-name="T13">Definir, planejar e executar suporte e treinamento ao usuário;</text:span></text:p>
                </text:list-item>
              </text:list>
            </text:list-item>
          </text:list>
        </text:list-item>
      </text:list>
      <text:p text:style-name="P39"/>
      <text:p text:style-name="P40">Definição do número da equipe.</text:p>
      <text:p text:style-name="P39"><text:tab/>Gerente – 1.</text:p>
      <text:p text:style-name="P39"><text:tab/>Analista – 2.</text:p>
      <text:p text:style-name="P39"><text:tab/>Programador – 4.</text:p>
      <text:p text:style-name="P39"><text:tab/>Testador – 1.</text:p>
      <text:p text:style-name="P39"><text:tab/>Implantador – 2.</text:p>
      <text:p text:style-name="P39"><text:tab/>Manutenção – 2</text:p>
      <text:p text:style-name="P39"/>
      <text:p text:style-name="P40">Definição dos Papeis da equipe.</text:p>
      <text:list xml:id="list2997684720448439415" text:style-name="WW8Num8">
        <text:list-item>
          <text:p text:style-name="P97">Gerente.</text:p>
        </text:list-item>
      </text:list>
      <text:p text:style-name="P50">O gerente é responsável por definir equipe e atribuir suas responsabilidades;</text:p>
      <text:list xml:id="list1052064367754048528" text:style-name="WW8Num9">
        <text:list-item>
          <text:list>
            <text:list-item>
              <text:p text:style-name="P88">Avalia e desenvolve a interação;</text:p>
            </text:list-item>
            <text:list-item>
              <text:p text:style-name="P88">Comunica-se com o cliente;</text:p>
            </text:list-item>
            <text:list-item>
              <text:p text:style-name="P88">Define o processo de controle e monitoramento;</text:p>
            </text:list-item>
            <text:list-item>
              <text:p text:style-name="P88">Define o plano de desenvolvimento do software;</text:p>
            </text:list-item>
            <text:list-item>
              <text:p text:style-name="P88">Define plano de métricas;</text:p>
            </text:list-item>
          </text:list>
        </text:list-item>
      </text:list>
      <text:p text:style-name="P50"/>
      <text:list xml:id="list153553859490292" text:continue-numbering="true" text:style-name="WW8Num9">
        <text:list-item>
          <text:p text:style-name="P117">Analista.</text:p>
        </text:list-item>
      </text:list>
      <text:p text:style-name="P50">O analista é responsável pela a documentação;</text:p>
      <text:list xml:id="list153552543376687" text:continue-numbering="true" text:style-name="WW8Num9">
        <text:list-item>
          <text:list>
            <text:list-item>
              <text:p text:style-name="P88">Designer de negocio;</text:p>
            </text:list-item>
            <text:list-item>
              <text:p text:style-name="P88">Revisa o modelo de negocio;</text:p>
            </text:list-item>
            <text:list-item>
              <text:p text:style-name="P88">Analisa o processo de negocio;</text:p>
            </text:list-item>
            <text:list-item>
              <text:p text:style-name="P88">Revisa os requisitos;</text:p>
            </text:list-item>
            <text:list-item>
              <text:p text:style-name="P88">Especifica os requisitos;</text:p>
            </text:list-item>
            <text:list-item>
              <text:p text:style-name="P88">Analisa e especifica o detalhamento do sistema;</text:p>
            </text:list-item>
            <text:list-item>
              <text:p text:style-name="P88">Elabora o designer de banco de dados;</text:p>
            </text:list-item>
            <text:list-item>
              <text:p text:style-name="P88">Revisa o designer;</text:p>
            </text:list-item>
            <text:list-item>
              <text:p text:style-name="P88">Designer de interface do usuário;</text:p>
            </text:list-item>
          </text:list>
        </text:list-item>
      </text:list>
      <text:p text:style-name="P51"/>
      <text:list xml:id="list8028362451460064228" text:style-name="WW8Num2">
        <text:list-item>
          <text:p text:style-name="P118">Programador.</text:p>
        </text:list-item>
      </text:list>
      <text:p text:style-name="P54"><text:soft-page-break/>O programador é responsável pela codificação de acordo com o padrão de codificação e ferramentas que foram estabelecidas no projeto.</text:p>
      <text:list xml:id="list6701179493204938961" text:style-name="WW8Num10">
        <text:list-item>
          <text:p text:style-name="P94"/>
        </text:list-item>
        <text:list-item>
          <text:p text:style-name="P94"/>
        </text:list-item>
        <text:list-item>
          <text:p text:style-name="P94"/>
          <text:list>
            <text:list-item>
              <text:p text:style-name="P94"/>
            </text:list-item>
            <text:list-item>
              <text:p text:style-name="P89">Codifica o sistema de acordo com a documentação do projeto;</text:p>
            </text:list-item>
            <text:list-item>
              <text:p text:style-name="P89">Revisa a arquitetura;</text:p>
            </text:list-item>
            <text:list-item>
              <text:p text:style-name="P89">Revisa o código;</text:p>
            </text:list-item>
            <text:list-item>
              <text:p text:style-name="P89">Desenvolve artefatos de instalação;</text:p>
            </text:list-item>
            <text:list-item>
              <text:p text:style-name="P89">Corrige defeitos;</text:p>
            </text:list-item>
            <text:list-item>
              <text:p text:style-name="P119">Implementa componente;</text:p>
            </text:list-item>
            <text:list-item>
              <text:p text:style-name="P120">Realiza teste unitário;</text:p>
            </text:list-item>
          </text:list>
        </text:list-item>
      </text:list>
      <text:p text:style-name="P54"/>
      <text:list xml:id="list153552553230386" text:continue-list="list8028362451460064228" text:style-name="WW8Num2">
        <text:list-item>
          <text:p text:style-name="P121">Analise de Teste.</text:p>
        </text:list-item>
      </text:list>
      <text:p text:style-name="P54">O testador é responsável por avaliar e garantir a qualidade do software e a funcionalidade e objetivo do requisito de negócio.</text:p>
      <text:list xml:id="list704465056380604883" text:style-name="WW8Num20">
        <text:list-item>
          <text:list>
            <text:list-item>
              <text:p text:style-name="P90">Testar de acordo com o caso de teste as funcionalidades;</text:p>
            </text:list-item>
            <text:list-item>
              <text:p text:style-name="P90">Realizar teste de componentes;</text:p>
            </text:list-item>
            <text:list-item>
              <text:p text:style-name="P90">Realizar teste integrado dos módulos do sistema;</text:p>
            </text:list-item>
            <text:list-item>
              <text:p text:style-name="P90">Realizar teste de desempenho;</text:p>
            </text:list-item>
            <text:list-item>
              <text:p text:style-name="P90">Realizar teste de velocidade;</text:p>
            </text:list-item>
            <text:list-item>
              <text:p text:style-name="P90">Realizar teste de carga de dados;</text:p>
            </text:list-item>
            <text:list-item>
              <text:p text:style-name="P90">Realizar teste de integridade das informações;</text:p>
            </text:list-item>
            <text:list-item>
              <text:p text:style-name="P90">Analisa falhas de teste;</text:p>
            </text:list-item>
            <text:list-item>
              <text:p text:style-name="P90">Elaborar lista de testes;</text:p>
            </text:list-item>
            <text:list-item>
              <text:p text:style-name="P90">Executar conjunto de teste;</text:p>
            </text:list-item>
            <text:list-item>
              <text:p text:style-name="P85">Documentar resultados do teste;</text:p>
            </text:list-item>
            <text:list-item>
              <text:p text:style-name="P85">Liberar funcionalidades aprovadas para integração;</text:p>
            </text:list-item>
            <text:list-item>
              <text:p text:style-name="P85">Devolver e rejeitar funcionalidades e anomalias detectadas no sistema para correção;</text:p>
            </text:list-item>
          </text:list>
        </text:list-item>
      </text:list>
      <text:p text:style-name="P52"/>
      <text:list xml:id="list153554474732455" text:continue-list="list153552553230386" text:style-name="WW8Num2">
        <text:list-item>
          <text:p text:style-name="P122">Implantador.</text:p>
        </text:list-item>
      </text:list>
      <text:p text:style-name="P54">O implantador é responsável por instalar e treinar os usuários;</text:p>
      <text:list xml:id="list5682746011814479103" text:style-name="WW8Num17">
        <text:list-item>
          <text:p text:style-name="P95"/>
        </text:list-item>
        <text:list-item>
          <text:p text:style-name="P95"/>
          <text:list>
            <text:list-item>
              <text:p text:style-name="P91">Implanta o software;</text:p>
            </text:list-item>
          </text:list>
        </text:list-item>
      </text:list>
      <text:list xml:id="list2973846499763450257" text:style-name="WW8Num3">
        <text:list-item>
          <text:list>
            <text:list-item>
              <text:p text:style-name="P92">Treina os usuários;</text:p>
            </text:list-item>
            <text:list-item>
              <text:p text:style-name="P92">Instala e testa servidores;</text:p>
            </text:list-item>
            <text:list-item>
              <text:p text:style-name="P92">Garante a qualidade do ambiente;</text:p>
            </text:list-item>
          </text:list>
        </text:list-item>
      </text:list>
      <text:p text:style-name="P54"/>
      <text:list xml:id="list153554422640450" text:continue-list="list153554474732455" text:style-name="WW8Num2">
        <text:list-item>
          <text:p text:style-name="P122">Gestão de configuração e mudança do Sistema (Manutenção).</text:p>
        </text:list-item>
      </text:list>
      <text:p text:style-name="P44">A comissão de gestão de configuração e mudança é <text:s/>responsável pela aprovação e mudanças <text:s/>no software;</text:p>
      <text:list xml:id="list2501140708846469303" text:style-name="WW8Num13">
        <text:list-item>
          <text:list>
            <text:list-item>
              <text:p text:style-name="P93">Recebe a solicitação de mudança do solicitante;</text:p>
            </text:list-item>
            <text:list-item>
              <text:p text:style-name="P93">Identifica o solicitante;</text:p>
            </text:list-item>
            <text:list-item>
              <text:p text:style-name="P93">Promove o entendimento da <text:s/>mudança;</text:p>
            </text:list-item>
            <text:list-item>
              <text:p text:style-name="P93">Analisa o impacto da mudança;</text:p>
            </text:list-item>
            <text:list-item>
              <text:p text:style-name="P93">Aprova ou não a solicitação de mudança;</text:p>
            </text:list-item>
            <text:list-item>
              <text:p text:style-name="P93">Analisa o impacto de prazo e custo da mudança no projeto;</text:p>
            </text:list-item>
            <text:list-item>
              <text:p text:style-name="P93">Encaminha a mudança do artefato para área responsável;</text:p>
            </text:list-item>
            <text:list-item>
              <text:p text:style-name="P93">Encaminha ao Gerente de projetos o status do processo de todas as solicitações de mudanças recebidas e aprovadas.</text:p>
            </text:list-item>
            <text:list-item>
              <text:p text:style-name="P93"><text:soft-page-break/>Informa os interessados o status do processo da solicitação de mudança.</text:p>
            </text:list-item>
          </text:list>
        </text:list-item>
      </text:list>
      <text:p text:style-name="P55"/>
      <text:p text:style-name="P40"/>
      <text:p text:style-name="P41"><text:span text:style-name="T21">Resultado / produto / </text:span><text:span text:style-name="T26">artefato de cada área.</text:span></text:p>
      <text:p text:style-name="P42"/>
      <text:list xml:id="list4751409150441172117" text:style-name="WW8Num7">
        <text:list-item>
          <text:p text:style-name="P100">Gerente.</text:p>
        </text:list-item>
      </text:list>
      <text:p text:style-name="P42">Caso de negócio;</text:p>
      <text:p text:style-name="P42">Lista de problema;</text:p>
      <text:p text:style-name="P42">Avalição de interação;</text:p>
      <text:p text:style-name="P42">Plano de interação;</text:p>
      <text:p text:style-name="P42">Lista de risco;</text:p>
      <text:p text:style-name="P42">Plano de desenvolvimento de software;</text:p>
      <text:p text:style-name="P42">Avaliação de status;</text:p>
      <text:p text:style-name="P42">Cronograma de Projeto;</text:p>
      <text:p text:style-name="P42">Cronograma de solicitação de mudanças;</text:p>
      <text:p text:style-name="P42">Registro de revisão;</text:p>
      <text:p text:style-name="P42">Plano de métricas;</text:p>
      <text:p text:style-name="P42">Plano de aceitação de produto;</text:p>
      <text:p text:style-name="P42">Plano de garantia de qualidade;</text:p>
      <text:p text:style-name="P42">Plano de gerenciamento de risco;</text:p>
      <text:p text:style-name="P42">Status Report de velocidade, andamento das áreas do projeto;</text:p>
      <text:p text:style-name="P53"/>
      <text:list xml:id="list153553085019470" text:continue-numbering="true" text:style-name="WW8Num7">
        <text:list-item>
          <text:p text:style-name="P100">Analista.</text:p>
        </text:list-item>
      </text:list>
      <text:p text:style-name="P53">Modelo de dados;</text:p>
      <text:p text:style-name="P53">Modelo de designer;</text:p>
      <text:p text:style-name="P53">Modelo de analise;</text:p>
      <text:p text:style-name="P53">Modelo de implantação;</text:p>
      <text:p text:style-name="P53">Documento de arquitetura de software;</text:p>
      <text:p text:style-name="P53">Arquitetura de referência;</text:p>
      <text:p text:style-name="P53"/>
      <text:list xml:id="list153553725734524" text:continue-numbering="true" text:style-name="WW8Num7">
        <text:list-item>
          <text:p text:style-name="P100">Programador.</text:p>
        </text:list-item>
      </text:list>
      <text:p text:style-name="P53">Componentes;</text:p>
      <text:p text:style-name="P53">Diagrama de componentes;</text:p>
      <text:p text:style-name="P53">Dependência de componentes;</text:p>
      <text:p text:style-name="P53">Teste e avaliação de componentes;</text:p>
      <text:p text:style-name="P53">Modelo de implementação;</text:p>
      <text:p text:style-name="P53">Dependência de importação na implementação;</text:p>
      <text:p text:style-name="P53">Pontos de controle;</text:p>
      <text:p text:style-name="P53">Subsistema de implementação;</text:p>
      <text:p text:style-name="P53">Plano de integração do Build;</text:p>
      <text:p text:style-name="P53">Plano de integração do Release;</text:p>
      <text:p text:style-name="P42"/>
      <text:list xml:id="list153554175860967" text:continue-numbering="true" text:style-name="WW8Num7">
        <text:list-item>
          <text:p text:style-name="P100">Teste.</text:p>
        </text:list-item>
      </text:list>
      <text:p text:style-name="P53">Sumário de teste;</text:p>
      <text:p text:style-name="P53">Plano de teste;</text:p>
      <text:p text:style-name="P53">Resultado do teste;</text:p>
      <text:p text:style-name="P53">Lista de ideias de teste;</text:p>
      <text:p text:style-name="P53">Definição do teste;</text:p>
      <text:p text:style-name="P53">Implementação de teste;</text:p>
      <text:p text:style-name="P53"><text:soft-page-break/>Designer de software de teste;</text:p>
      <text:p text:style-name="P42"/>
      <text:list xml:id="list153553003082379" text:continue-numbering="true" text:style-name="WW8Num7">
        <text:list-item>
          <text:p text:style-name="P100">Implantação.</text:p>
        </text:list-item>
      </text:list>
      <text:p text:style-name="P53">Plano de implantação;</text:p>
      <text:p text:style-name="P53">Material de suporte para usuário;</text:p>
      <text:p text:style-name="P53">Notas de release;</text:p>
      <text:p text:style-name="P53">Materiais de treinamento;</text:p>
      <text:p text:style-name="P53">Lista de materiais;</text:p>
      <text:p text:style-name="P53">Unidade de implantação;</text:p>
      <text:p text:style-name="P53">Artefatos de instalação;</text:p>
      <text:p text:style-name="P53">Produto;</text:p>
      <text:p text:style-name="P53">Arte-final do produto;</text:p>
      <text:p text:style-name="P42"/>
      <text:list xml:id="list153552492289211" text:continue-numbering="true" text:style-name="WW8Num7">
        <text:list-item>
          <text:p text:style-name="P100">Gestão de configuração e mudança do Sistema (Manutenção).</text:p>
        </text:list-item>
      </text:list>
      <text:p text:style-name="P53">Solicitação de mudança;</text:p>
      <text:p text:style-name="P53">Repositório do projeto;</text:p>
      <text:p text:style-name="P53">Espaço do trabalho;</text:p>
      <text:p text:style-name="P53">Registro da auditoria de configuração;</text:p>
      <text:p text:style-name="P53">Plano de gerenciamento de configuração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ize="18pt" fo:language="none" fo:country="none" fo:font-weight="bold" style:font-name-asian="Arial Unicode MS" style:font-family-asian="'Arial Unicode MS'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text-indent="0cm" style:auto-text-indent="false"/>
      <style:text-properties fo:font-size="10pt" fo:language="none" fo:country="none" style:font-name-asian="Arial Unicode MS" style:font-family-asian="'Arial Unicode MS'" style:font-family-generic-asian="swiss" style:font-pitch-asian="variable" style:font-size-asian="10pt" style:font-size-complex="10pt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left="1.27cm" fo:margin-right="0cm" fo:margin-top="0.212cm" fo:margin-bottom="0.106cm" loext:contextual-spacing="false" style:line-height-at-least="0.423cm" fo:text-indent="-1.27cm" style:auto-text-indent="false" fo:keep-with-next="always"/>
      <style:text-properties style:font-name="Arial" fo:font-family="Arial" style:font-family-generic="swiss" style:font-pitch="variable" fo:language="none" fo:country="none" fo:font-weight="bold" style:letter-kerning="true" style:font-name-asian="Arial Unicode MS" style:font-family-asian="'Arial Unicode MS'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WW8Num1" style:class="text">
      <style:paragraph-properties fo:margin-left="1.27cm" fo:margin-right="0cm" fo:margin-top="0.212cm" fo:margin-bottom="0.106cm" loext:contextual-spacing="false" style:line-height-at-least="0.423cm" fo:text-indent="-1.27cm" style:auto-text-indent="false" fo:keep-with-next="always"/>
      <style:text-properties style:font-name="Arial" fo:font-family="Arial" style:font-family-generic="swiss" style:font-pitch="variable" fo:font-size="10pt" fo:language="none" fo:country="none" fo:font-weight="bold" style:font-name-asian="Arial Unicode MS" style:font-family-asian="'Arial Unicode MS'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abletext" style:family="paragraph" style:parent-style-name="Standard">
      <style:paragraph-properties fo:margin-top="0cm" fo:margin-bottom="0.212cm" loext:contextual-spacing="false" style:line-height-at-least="0.423cm"/>
      <style:text-properties fo:font-size="10pt" style:font-name-asian="Arial Unicode MS" style:font-family-asian="'Arial Unicode MS'" style:font-family-generic-asian="swiss" style:font-pitch-asian="variable" style:font-size-asian="10pt" style:font-size-complex="10pt"/>
    </style:style>
    <style:style style:name="Contents_20_1" style:display-name="Contents 1" style:family="paragraph" style:parent-style-name="Standard" style:class="index">
      <style:paragraph-properties fo:margin-top="0.423cm" fo:margin-bottom="0.212cm" loext:contextual-spacing="false" style:line-height-at-least="0.423cm"/>
      <style:text-properties fo:font-size="10pt" fo:font-weight="bold" style:font-name-asian="Arial Unicode MS" style:font-family-asian="'Arial Unicode MS'" style:font-family-generic-asian="swiss" style:font-pitch-asian="variable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class="index">
      <style:paragraph-properties fo:margin-left="0.353cm" fo:margin-right="0cm" fo:margin-top="0.212cm" fo:margin-bottom="0cm" loext:contextual-spacing="false" style:line-height-at-least="0.423cm" fo:text-indent="0cm" style:auto-text-indent="false"/>
      <style:text-properties fo:font-size="10pt" fo:font-style="italic" style:font-name-asian="Arial Unicode MS" style:font-family-asian="'Arial Unicode MS'" style:font-family-generic-asian="swiss" style:font-pitch-asian="variable" style:font-size-asian="10pt" style:font-style-asian="italic" style:font-size-complex="10pt" style:font-style-complex="italic"/>
    </style:style>
    <style:style style:name="Contents_20_3" style:display-name="Contents 3" style:family="paragraph" style:parent-style-name="Standard" style:class="index">
      <style:paragraph-properties fo:margin-left="0.706cm" fo:margin-right="0cm" style:line-height-at-least="0.423cm" fo:text-indent="0cm" style:auto-text-indent="false"/>
      <style:text-properties fo:font-size="10pt" style:font-name-asian="Arial Unicode MS" style:font-family-asian="'Arial Unicode MS'" style:font-family-generic-asian="swiss" style:font-pitch-asian="variable" style:font-size-asian="10pt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text-indent="0cm" style:auto-text-indent="false"/>
      <style:text-properties fo:color="#0000ff" fo:font-size="10pt" fo:font-style="italic" style:font-name-asian="Arial Unicode MS" style:font-family-asian="'Arial Unicode MS'" style:font-family-generic-asian="swiss" style:font-pitch-asian="variable" style:font-size-asian="10pt" style:font-style-asian="italic" style:font-size-complex="10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-asian="Arial Unicode MS" style:font-family-asian="'Arial Unicode MS'" style:font-family-generic-asian="swiss" style:font-pitch-asian="variable"/>
    </style:style>
    <style:style style:name="infoblue0" style:family="paragraph" style:parent-style-name="Standard">
      <style:paragraph-properties fo:margin-left="1.27cm" fo:margin-right="0cm" fo:margin-top="0cm" fo:margin-bottom="0.212cm" loext:contextual-spacing="false" style:line-height-at-least="0.423cm" fo:text-indent="0cm" style:auto-text-indent="false"/>
      <style:text-properties fo:color="#0000ff" fo:font-size="10pt" fo:font-style="italic" style:font-name-asian="Arial Unicode MS" style:font-family-asian="'Arial Unicode MS'" style:font-family-generic-asian="swiss" style:font-pitch-asian="variable" style:font-size-asian="10pt" style:font-style-asian="italic" style:font-size-complex="10pt" style:font-style-complex="italic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fo:font-weight="normal" style:font-weight-asian="normal" style:font-weight-complex="normal"/>
    </style:style>
    <style:style style:name="WW8Num5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weight-complex="normal"/>
    </style:style>
    <style:style style:name="WW8Num6z0" style:family="text">
      <style:text-properties style:font-name="Arial" fo:font-family="Arial" style:font-family-generic="swiss" style:font-pitch="variable" fo:font-size="12pt" fo:language="pt" fo:country="BR" style:font-size-asian="12pt" style:language-asian="pt" style:country-asian="BR" style:font-name-complex="Arial" style:font-family-complex="Arial" style:font-family-generic-complex="swiss" style:font-pitch-complex="variable" style:font-size-complex="12pt"/>
    </style:style>
    <style:style style:name="WW8Num6z1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9z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WW8Num13z0" style:family="text">
      <style:text-properties fo:language="pt" fo:country="BR" style:language-asian="pt" style:country-asian="BR"/>
    </style:style>
    <style:style style:name="WW8Num14z0" style:family="text">
      <style:text-properties fo:font-size="12pt" fo:font-weight="normal" style:font-size-asian="12pt" style:font-weight-asian="normal" style:font-size-complex="12pt" style:font-weight-complex="normal"/>
    </style:style>
    <style:style style:name="WW8Num15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9z0" style:family="text">
      <style:text-properties style:font-name="Arial" fo:font-family="Arial" style:font-family-generic="swiss" style:font-pitch="variable" fo:font-size="12pt" fo:language="pt" fo:country="BR" style:font-size-asian="12pt" style:language-asian="pt" style:country-asian="BR" style:font-name-complex="Arial" style:font-family-complex="Arial" style:font-family-generic-complex="swiss" style:font-pitch-complex="variable" style:font-size-complex="12pt"/>
    </style:style>
    <style:style style:name="WW8Num19z1" style:family="text">
      <style:text-properties fo:font-weight="bold" style:font-weight-asian="bold"/>
    </style:style>
    <style:style style:name="WW8Num20z0" style:family="text"/>
    <style:style style:name="WW8Num20z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1z0" style:family="text">
      <style:text-properties fo:font-size="12pt" style:font-size-asian="12pt" style:font-size-complex="12pt"/>
    </style:style>
    <style:style style:name="WW8Num22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Fonte_20_parág._20_padrão" style:display-name="Fonte parág. padrão" style:family="text"/>
    <style:style style:name="Título_20_1_20_Char" style:display-name="Título 1 Char" style:family="text">
      <style:text-properties style:font-name="Arial" fo:font-family="Arial" style:font-family-generic="swiss" style:font-pitch="variable" fo:font-size="12pt" fo:font-weight="bold" style:letter-kerning="true" style:font-name-asian="Arial Unicode MS" style:font-family-asian="'Arial Unicode MS'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ítulo_20_2_20_Char" style:display-name="Título 2 Char" style:family="text">
      <style:text-properties style:font-name="Arial" fo:font-family="Arial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ítulo_20_Char" style:display-name="Título Char" style:family="text">
      <style:text-properties style:font-name="Arial" fo:font-family="Arial" style:font-family-generic="swiss" style:font-pitch="variable" fo:font-size="18pt" fo:font-weight="bold" style:font-name-asian="Arial Unicode MS" style:font-family-asian="'Arial Unicode MS'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0pt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z0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4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1.402cm" fo:text-indent="-1.402cm" fo:margin-left="1.402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z0" style:num-format="1" text:start-value="2" text:display-levels="2">
        <style:list-level-properties text:list-level-position-and-space-mode="label-alignment">
          <style:list-level-label-alignment text:label-followed-by="listtab" text:list-tab-stop-position="2.646cm" fo:text-indent="-1.376cm" fo:margin-left="2.646cm"/>
        </style:list-level-properties>
      </text:list-level-style-number>
      <text:list-level-style-number text:level="3" text:style-name="WW8Num12z0" style:num-format="1" text:start-value="2" text:display-levels="3">
        <style:list-level-properties text:list-level-position-and-space-mode="label-alignment">
          <style:list-level-label-alignment text:label-followed-by="listtab" text:list-tab-stop-position="2.646cm" fo:text-indent="-1.376cm" fo:margin-left="2.646cm"/>
        </style:list-level-properties>
      </text:list-level-style-number>
      <text:list-level-style-number text:level="4" text:style-name="WW8Num12z0" style:num-format="1" text:display-levels="4">
        <style:list-level-properties text:list-level-position-and-space-mode="label-alignment">
          <style:list-level-label-alignment text:label-followed-by="listtab" text:list-tab-stop-position="2.646cm" fo:text-indent="-1.376cm" fo:margin-left="2.646cm"/>
        </style:list-level-properties>
      </text:list-level-style-number>
      <text:list-level-style-number text:level="5" text:style-name="WW8Num12z0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text:style-name="WW8Num12z0" style:num-format="1" text:display-levels="6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7" text:style-name="WW8Num12z0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text:style-name="WW8Num12z0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WW8Num12z0" style:num-format="1" text:display-levels="9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format="1" text:start-value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6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8z0" style:num-format="1" text:start-value="2" text:display-levels="2">
        <style:list-level-properties text:list-level-position-and-space-mode="label-alignment">
          <style:list-level-label-alignment text:label-followed-by="listtab" text:list-tab-stop-position="2.646cm" fo:text-indent="-1.376cm" fo:margin-left="2.646cm"/>
        </style:list-level-properties>
      </text:list-level-style-number>
      <text:list-level-style-number text:level="3" text:style-name="WW8Num18z0" style:num-format="1" text:start-value="2" text:display-levels="3">
        <style:list-level-properties text:list-level-position-and-space-mode="label-alignment">
          <style:list-level-label-alignment text:label-followed-by="listtab" text:list-tab-stop-position="2.646cm" fo:text-indent="-1.376cm" fo:margin-left="2.646cm"/>
        </style:list-level-properties>
      </text:list-level-style-number>
      <text:list-level-style-number text:level="4" text:style-name="WW8Num18z0" style:num-format="1" text:display-levels="4">
        <style:list-level-properties text:list-level-position-and-space-mode="label-alignment">
          <style:list-level-label-alignment text:label-followed-by="listtab" text:list-tab-stop-position="2.646cm" fo:text-indent="-1.376cm" fo:margin-left="2.646cm"/>
        </style:list-level-properties>
      </text:list-level-style-number>
      <text:list-level-style-number text:level="5" text:style-name="WW8Num18z0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text:style-name="WW8Num18z0" style:num-format="1" text:display-levels="6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7" text:style-name="WW8Num18z0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text:style-name="WW8Num18z0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WW8Num18z0" style:num-format="1" text:display-levels="9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9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9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9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9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9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9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9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0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0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0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0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0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0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0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ena</meta:initial-creator>
    <meta:creation-date>2012-09-21T11:04:00</meta:creation-date>
    <dc:date>2014-12-19T15:35:52.194005293</dc:date>
    <meta:editing-cycles>16</meta:editing-cycles>
    <meta:editing-duration>PT12H14M56S</meta:editing-duration>
    <meta:generator>LibreOffice/4.3.3.2$Linux_X86_64 LibreOffice_project/430m0$Build-2</meta:generator>
    <meta:document-statistic meta:table-count="3" meta:image-count="0" meta:object-count="0" meta:page-count="21" meta:paragraph-count="470" meta:word-count="3464" meta:character-count="22804" meta:non-whitespace-character-count="19687"/>
  </office:meta>
</office:document-meta>
</file>